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602cm" fo:margin-left="0cm" table:align="left"/>
    </style:style>
    <style:style style:name="Table1.A" style:family="table-column">
      <style:table-column-properties style:column-width="2.088cm"/>
    </style:style>
    <style:style style:name="Table1.B" style:family="table-column">
      <style:table-column-properties style:column-width="13.314cm"/>
    </style:style>
    <style:style style:name="Table1.C" style:family="table-column">
      <style:table-column-properties style:column-width="2.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f1998" officeooo:paragraph-rsid="001f1998" style:font-weight-asian="bold" style:font-weight-complex="bold"/>
    </style:style>
    <style:style style:name="P3" style:family="paragraph" style:parent-style-name="Standard">
      <style:text-properties fo:font-weight="bold" officeooo:rsid="001f1998" officeooo:paragraph-rsid="001fc6ee" style:font-weight-asian="bold" style:font-weight-complex="bold"/>
    </style:style>
    <style:style style:name="P4" style:family="paragraph" style:parent-style-name="Standard">
      <style:text-properties fo:font-weight="bold" officeooo:rsid="001fc6ee" officeooo:paragraph-rsid="001fc6ee" style:font-weight-asian="bold" style:font-weight-complex="bold"/>
    </style:style>
    <style:style style:name="P5" style:family="paragraph" style:parent-style-name="Standard">
      <style:text-properties fo:font-weight="bold" officeooo:rsid="00218b36" officeooo:paragraph-rsid="00218b36" style:font-weight-asian="bold" style:font-weight-complex="bold"/>
    </style:style>
    <style:style style:name="P6" style:family="paragraph" style:parent-style-name="Standard">
      <style:text-properties fo:font-weight="bold" officeooo:rsid="0022e204" officeooo:paragraph-rsid="0022e204" style:font-weight-asian="bold" style:font-weight-complex="bold"/>
    </style:style>
    <style:style style:name="P7" style:family="paragraph" style:parent-style-name="Standard">
      <style:text-properties fo:font-weight="bold" officeooo:rsid="00231d99" officeooo:paragraph-rsid="00231d99" style:font-weight-asian="bold" style:font-weight-complex="bold"/>
    </style:style>
    <style:style style:name="P8" style:family="paragraph" style:parent-style-name="Standard">
      <style:text-properties fo:font-weight="bold" officeooo:rsid="002484a9" officeooo:paragraph-rsid="002484a9" style:font-weight-asian="bold" style:font-weight-complex="bold"/>
    </style:style>
    <style:style style:name="P9" style:family="paragraph" style:parent-style-name="Standard">
      <style:text-properties fo:font-weight="bold" officeooo:rsid="00295a50" officeooo:paragraph-rsid="00295a50" style:font-weight-asian="bold" style:font-weight-complex="bold"/>
    </style:style>
    <style:style style:name="P10" style:family="paragraph" style:parent-style-name="Standard">
      <style:text-properties fo:font-weight="bold" officeooo:rsid="00297f8b" officeooo:paragraph-rsid="00297f8b" style:font-weight-asian="bold" style:font-weight-complex="bold"/>
    </style:style>
    <style:style style:name="P11" style:family="paragraph" style:parent-style-name="Standard">
      <style:text-properties fo:font-weight="bold" officeooo:rsid="002a9fc0" officeooo:paragraph-rsid="002a9fc0" style:font-weight-asian="bold" style:font-weight-complex="bold"/>
    </style:style>
    <style:style style:name="P12" style:family="paragraph" style:parent-style-name="Standard">
      <style:text-properties fo:font-weight="bold" officeooo:rsid="002affa7" officeooo:paragraph-rsid="002affa7" style:font-weight-asian="bold" style:font-weight-complex="bold"/>
    </style:style>
    <style:style style:name="P13" style:family="paragraph" style:parent-style-name="Standard">
      <style:text-properties fo:font-weight="bold" officeooo:rsid="002c4ba5" officeooo:paragraph-rsid="002c4ba5" style:font-weight-asian="bold" style:font-weight-complex="bold"/>
    </style:style>
    <style:style style:name="P14" style:family="paragraph" style:parent-style-name="Standard">
      <style:text-properties fo:font-weight="bold" officeooo:rsid="002d4bfc" officeooo:paragraph-rsid="002d4bfc" style:font-weight-asian="bold" style:font-weight-complex="bold"/>
    </style:style>
    <style:style style:name="P15" style:family="paragraph" style:parent-style-name="Standard">
      <style:text-properties fo:font-weight="bold" officeooo:rsid="002cf91f" officeooo:paragraph-rsid="002cf91f" style:font-weight-asian="bold" style:font-weight-complex="bold"/>
    </style:style>
    <style:style style:name="P16" style:family="paragraph" style:parent-style-name="Standard">
      <style:text-properties fo:font-weight="bold" officeooo:rsid="0033c2a9" officeooo:paragraph-rsid="0033c2a9" style:font-weight-asian="bold" style:font-weight-complex="bold"/>
    </style:style>
    <style:style style:name="P17" style:family="paragraph" style:parent-style-name="Standard">
      <style:text-properties fo:font-weight="bold" officeooo:rsid="00362fa6" officeooo:paragraph-rsid="00362fa6" style:font-weight-asian="bold" style:font-weight-complex="bold"/>
    </style:style>
    <style:style style:name="P18" style:family="paragraph" style:parent-style-name="Standard">
      <style:text-properties fo:font-weight="bold" officeooo:paragraph-rsid="00362fa6" style:font-weight-asian="bold" style:font-weight-complex="bold"/>
    </style:style>
    <style:style style:name="P19" style:family="paragraph" style:parent-style-name="Standard">
      <style:text-properties fo:font-weight="bold" officeooo:rsid="00394337" officeooo:paragraph-rsid="00394337" style:font-weight-asian="bold" style:font-weight-complex="bold"/>
    </style:style>
    <style:style style:name="P20" style:family="paragraph" style:parent-style-name="Standard">
      <style:text-properties fo:font-weight="bold" officeooo:rsid="003ae6c0" officeooo:paragraph-rsid="003ae6c0" style:font-weight-asian="bold" style:font-weight-complex="bold"/>
    </style:style>
    <style:style style:name="P21" style:family="paragraph" style:parent-style-name="Standard">
      <style:text-properties fo:font-weight="bold" officeooo:rsid="003e7f07" officeooo:paragraph-rsid="003e7f07" style:font-weight-asian="bold" style:font-weight-complex="bold"/>
    </style:style>
    <style:style style:name="P22" style:family="paragraph" style:parent-style-name="Standard">
      <style:text-properties fo:font-weight="bold" officeooo:rsid="003ff52e" officeooo:paragraph-rsid="003ff52e" style:font-weight-asian="bold" style:font-weight-complex="bold"/>
    </style:style>
    <style:style style:name="P23" style:family="paragraph" style:parent-style-name="Standard">
      <style:text-properties fo:font-weight="bold" officeooo:rsid="004cb3ff" officeooo:paragraph-rsid="004cb3ff" style:font-weight-asian="bold" style:font-weight-complex="bold"/>
    </style:style>
    <style:style style:name="P24" style:family="paragraph" style:parent-style-name="Standard">
      <style:paragraph-properties fo:line-height="100%"/>
      <style:text-properties fo:font-weight="bold" officeooo:rsid="004cb3ff" officeooo:paragraph-rsid="004cb3ff" style:font-weight-asian="bold" style:font-weight-complex="bold"/>
    </style:style>
    <style:style style:name="P25" style:family="paragraph" style:parent-style-name="Standard">
      <style:paragraph-properties fo:line-height="100%"/>
      <style:text-properties fo:font-weight="bold" officeooo:rsid="0054d573" officeooo:paragraph-rsid="0054d573" style:font-weight-asian="bold" style:font-weight-complex="bold"/>
    </style:style>
    <style:style style:name="P26" style:family="paragraph" style:parent-style-name="Standard">
      <style:paragraph-properties fo:line-height="100%"/>
      <style:text-properties fo:font-weight="bold" officeooo:rsid="0056d01a" officeooo:paragraph-rsid="0056d01a" style:font-weight-asian="bold" style:font-weight-complex="bold"/>
    </style:style>
    <style:style style:name="P27" style:family="paragraph" style:parent-style-name="Standard">
      <style:text-properties fo:font-weight="normal" officeooo:rsid="001f1998" officeooo:paragraph-rsid="001f1998" style:font-weight-asian="normal" style:font-weight-complex="normal"/>
    </style:style>
    <style:style style:name="P28" style:family="paragraph" style:parent-style-name="Standard">
      <style:text-properties fo:font-weight="normal" officeooo:rsid="001fc6ee" officeooo:paragraph-rsid="001fc6ee" style:font-weight-asian="normal" style:font-weight-complex="normal"/>
    </style:style>
    <style:style style:name="P29" style:family="paragraph" style:parent-style-name="Standard">
      <style:text-properties fo:font-weight="normal" officeooo:rsid="00218b36" officeooo:paragraph-rsid="00218b36" style:font-weight-asian="normal" style:font-weight-complex="normal"/>
    </style:style>
    <style:style style:name="P30" style:family="paragraph" style:parent-style-name="Standard">
      <style:text-properties fo:font-weight="normal" officeooo:rsid="0022e204" officeooo:paragraph-rsid="0022e204" style:font-weight-asian="normal" style:font-weight-complex="normal"/>
    </style:style>
    <style:style style:name="P31" style:family="paragraph" style:parent-style-name="Standard">
      <style:text-properties fo:font-weight="normal" officeooo:rsid="002484a9" officeooo:paragraph-rsid="002484a9" style:font-weight-asian="normal" style:font-weight-complex="normal"/>
    </style:style>
    <style:style style:name="P32" style:family="paragraph" style:parent-style-name="Standard">
      <style:text-properties fo:font-weight="normal" officeooo:rsid="00295a50" officeooo:paragraph-rsid="00295a50" style:font-weight-asian="normal" style:font-weight-complex="normal"/>
    </style:style>
    <style:style style:name="P33" style:family="paragraph" style:parent-style-name="Standard">
      <style:text-properties fo:font-weight="normal" officeooo:rsid="00297f8b" officeooo:paragraph-rsid="00297f8b" style:font-weight-asian="normal" style:font-weight-complex="normal"/>
    </style:style>
    <style:style style:name="P34" style:family="paragraph" style:parent-style-name="Standard">
      <style:text-properties fo:font-weight="normal" officeooo:rsid="002a9fc0" officeooo:paragraph-rsid="002a9fc0" style:font-weight-asian="normal" style:font-weight-complex="normal"/>
    </style:style>
    <style:style style:name="P35" style:family="paragraph" style:parent-style-name="Standard">
      <style:text-properties fo:font-weight="normal" officeooo:rsid="002affa7" officeooo:paragraph-rsid="002affa7" style:font-weight-asian="normal" style:font-weight-complex="normal"/>
    </style:style>
    <style:style style:name="P36" style:family="paragraph" style:parent-style-name="Standard">
      <style:text-properties fo:font-weight="normal" officeooo:rsid="002c4ba5" officeooo:paragraph-rsid="002c4ba5" style:font-weight-asian="normal" style:font-weight-complex="normal"/>
    </style:style>
    <style:style style:name="P37" style:family="paragraph" style:parent-style-name="Standard">
      <style:text-properties fo:font-weight="normal" officeooo:rsid="002cf91f" officeooo:paragraph-rsid="002cf91f" style:font-weight-asian="normal" style:font-weight-complex="normal"/>
    </style:style>
    <style:style style:name="P38" style:family="paragraph" style:parent-style-name="Standard">
      <style:text-properties fo:font-weight="normal" officeooo:rsid="002d4bfc" officeooo:paragraph-rsid="002d4bfc" style:font-weight-asian="normal" style:font-weight-complex="normal"/>
    </style:style>
    <style:style style:name="P39" style:family="paragraph" style:parent-style-name="Standard">
      <style:text-properties fo:font-weight="normal" officeooo:rsid="00231d99" officeooo:paragraph-rsid="00231d99" style:font-weight-asian="normal" style:font-weight-complex="normal"/>
    </style:style>
    <style:style style:name="P40" style:family="paragraph" style:parent-style-name="Standard">
      <style:text-properties fo:font-weight="normal" officeooo:rsid="0033c2a9" officeooo:paragraph-rsid="0033c2a9" style:font-weight-asian="normal" style:font-weight-complex="normal"/>
    </style:style>
    <style:style style:name="P41" style:family="paragraph" style:parent-style-name="Standard">
      <style:text-properties fo:font-weight="normal" officeooo:paragraph-rsid="00362fa6" style:font-weight-asian="normal" style:font-weight-complex="normal"/>
    </style:style>
    <style:style style:name="P42" style:family="paragraph" style:parent-style-name="Standard">
      <style:text-properties fo:font-weight="normal" officeooo:rsid="003ae6c0" officeooo:paragraph-rsid="003ae6c0" style:font-weight-asian="normal" style:font-weight-complex="normal"/>
    </style:style>
    <style:style style:name="P43" style:family="paragraph" style:parent-style-name="Standard">
      <style:text-properties fo:font-weight="normal" officeooo:rsid="003b6906" officeooo:paragraph-rsid="003b6906" style:font-weight-asian="normal" style:font-weight-complex="normal"/>
    </style:style>
    <style:style style:name="P44" style:family="paragraph" style:parent-style-name="Standard">
      <style:text-properties fo:font-weight="normal" officeooo:rsid="003e7f07" officeooo:paragraph-rsid="003e7f07" style:font-weight-asian="normal" style:font-weight-complex="normal"/>
    </style:style>
    <style:style style:name="P45" style:family="paragraph" style:parent-style-name="Standard">
      <style:text-properties fo:font-weight="normal" officeooo:rsid="003ff52e" officeooo:paragraph-rsid="003ff52e" style:font-weight-asian="normal" style:font-weight-complex="normal"/>
    </style:style>
    <style:style style:name="P46" style:family="paragraph" style:parent-style-name="Standard">
      <style:text-properties fo:font-weight="normal" officeooo:rsid="004cb3ff" officeooo:paragraph-rsid="004cb3ff" style:font-weight-asian="normal" style:font-weight-complex="normal"/>
    </style:style>
    <style:style style:name="P47" style:family="paragraph" style:parent-style-name="Standard">
      <style:paragraph-properties fo:line-height="100%"/>
      <style:text-properties fo:font-weight="normal" officeooo:rsid="0056d01a" officeooo:paragraph-rsid="0056d01a" style:font-weight-asian="normal" style:font-weight-complex="normal"/>
    </style:style>
    <style:style style:name="P48" style:family="paragraph" style:parent-style-name="Standard">
      <loext:graphic-properties draw:fill="solid" draw:fill-color="#ffffff" draw:opacity="100%"/>
      <style:paragraph-properties fo:line-height="100%" fo:background-color="#ffffff"/>
      <style:text-properties fo:font-weight="normal" officeooo:rsid="00524d45" officeooo:paragraph-rsid="008d79fb" style:font-weight-asian="normal" style:font-weight-complex="normal"/>
    </style:style>
    <style:style style:name="P49" style:family="paragraph" style:parent-style-name="Standard">
      <style:text-properties officeooo:paragraph-rsid="001fc6ee"/>
    </style:style>
    <style:style style:name="P50" style:family="paragraph" style:parent-style-name="Standard">
      <style:text-properties officeooo:rsid="00218b36" officeooo:paragraph-rsid="00218b36"/>
    </style:style>
    <style:style style:name="P51" style:family="paragraph" style:parent-style-name="Standard">
      <style:text-properties officeooo:paragraph-rsid="002c4ba5"/>
    </style:style>
    <style:style style:name="P52" style:family="paragraph" style:parent-style-name="Standard">
      <style:text-properties officeooo:paragraph-rsid="00362fa6"/>
    </style:style>
    <style:style style:name="P53" style:family="paragraph" style:parent-style-name="Standard">
      <style:text-properties officeooo:paragraph-rsid="002cf91f"/>
    </style:style>
    <style:style style:name="P54" style:family="paragraph" style:parent-style-name="Standard">
      <style:text-properties officeooo:paragraph-rsid="00310f60"/>
    </style:style>
    <style:style style:name="P55" style:family="paragraph" style:parent-style-name="Standard">
      <style:paragraph-properties fo:line-height="115%"/>
      <style:text-properties fo:font-size="14pt" fo:font-weight="bold" officeooo:rsid="000d4924" officeooo:paragraph-rsid="005d49b1" style:font-weight-asian="bold" style:font-weight-complex="bold"/>
    </style:style>
    <style:style style:name="P56" style:family="paragraph" style:parent-style-name="Standard">
      <style:paragraph-properties fo:line-height="115%"/>
      <style:text-properties officeooo:paragraph-rsid="005d49b1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paragraph-rsid="0068afb3" style:font-size-asian="12pt" style:font-weight-asian="normal" style:font-size-complex="12pt" style:font-weight-complex="normal"/>
    </style:style>
    <style:style style:name="P58" style:family="paragraph" style:parent-style-name="Standard">
      <style:text-properties fo:font-size="12pt" fo:font-weight="normal" officeooo:paragraph-rsid="007c7233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2c4ba5" officeooo:paragraph-rsid="007d96bb" style:font-size-asian="14pt" style:font-weight-asian="normal" style:font-size-complex="14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2cf91f" officeooo:paragraph-rsid="007dc96f" style:font-size-asian="14pt" style:font-weight-asian="normal" style:font-size-complex="14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33c2a9" officeooo:paragraph-rsid="0085a83a" style:font-size-asian="14pt" style:font-weight-asian="normal" style:font-size-complex="14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officeooo:paragraph-rsid="0069c8b1" style:font-size-asian="12pt" style:font-size-complex="12pt"/>
    </style:style>
    <style:style style:name="P63" style:family="paragraph" style:parent-style-name="Standard">
      <style:paragraph-properties fo:text-align="start" style:justify-single-word="false"/>
      <style:text-properties fo:font-size="12pt" officeooo:paragraph-rsid="006f3fb0" style:font-size-asian="14pt" style:font-size-complex="14pt"/>
    </style:style>
    <style:style style:name="P64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65" style:family="paragraph" style:parent-style-name="Standard">
      <style:paragraph-properties fo:break-before="page"/>
      <style:text-properties fo:font-weight="bold" officeooo:rsid="002484a9" officeooo:paragraph-rsid="002484a9" style:font-weight-asian="bold" style:font-weight-complex="bold"/>
    </style:style>
    <style:style style:name="P66" style:family="paragraph" style:parent-style-name="Standard">
      <style:paragraph-properties fo:break-before="page"/>
      <style:text-properties fo:font-weight="bold" officeooo:rsid="00297f8b" officeooo:paragraph-rsid="00297f8b" style:font-weight-asian="bold" style:font-weight-complex="bold"/>
    </style:style>
    <style:style style:name="P67" style:family="paragraph" style:parent-style-name="Standard">
      <style:paragraph-properties fo:break-before="page"/>
      <style:text-properties fo:font-weight="bold" officeooo:rsid="003b6906" officeooo:paragraph-rsid="003b6906" style:font-weight-asian="bold" style:font-weight-complex="bold"/>
    </style:style>
    <style:style style:name="P68" style:family="paragraph" style:parent-style-name="Standard">
      <style:paragraph-properties fo:break-before="page"/>
      <style:text-properties fo:font-size="12pt" fo:font-weight="normal" officeooo:paragraph-rsid="0068afb3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 fo:break-before="page"/>
      <style:text-properties fo:font-size="12pt" fo:font-weight="normal" officeooo:rsid="002484a9" officeooo:paragraph-rsid="00732993" style:font-size-asian="14pt" style:font-weight-asian="normal" style:font-size-complex="14pt" style:font-weight-complex="normal"/>
    </style:style>
    <style:style style:name="P70" style:family="paragraph" style:parent-style-name="Standard">
      <style:paragraph-properties fo:text-align="start" style:justify-single-word="false" fo:break-before="page"/>
      <style:text-properties fo:font-size="12pt" fo:font-weight="normal" officeooo:rsid="00297f8b" officeooo:paragraph-rsid="007a9bcd" style:font-size-asian="14pt" style:font-weight-asian="normal" style:font-size-complex="14pt" style:font-weight-complex="normal"/>
    </style:style>
    <style:style style:name="P71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size="14pt" fo:font-weight="bold" officeooo:rsid="0059c898" officeooo:paragraph-rsid="005d49b1" style:font-size-asian="14pt" style:font-weight-asian="bold" style:font-size-complex="14pt" style:font-weight-complex="bold"/>
    </style:style>
    <style:style style:name="P72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size="12pt" fo:font-weight="bold" officeooo:rsid="0039a0cb" officeooo:paragraph-rsid="005d49b1" style:font-size-asian="10.5pt" style:font-weight-asian="bold" style:font-size-complex="12pt" style:font-weight-complex="bold"/>
    </style:style>
    <style:style style:name="P73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size="22pt" fo:font-weight="bold" officeooo:rsid="0039a0cb" officeooo:paragraph-rsid="005d49b1" style:font-size-asian="19.25pt" style:font-weight-asian="bold" style:font-size-complex="22pt" style:font-weight-complex="bold"/>
    </style:style>
    <style:style style:name="P74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size="22pt" fo:font-weight="bold" officeooo:rsid="005dd615" officeooo:paragraph-rsid="005dd615" style:font-size-asian="19.25pt" style:font-weight-asian="bold" style:font-size-complex="22pt" style:font-weight-complex="bold"/>
    </style:style>
    <style:style style:name="P75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size="10pt" fo:font-weight="bold" officeooo:rsid="0059c898" officeooo:paragraph-rsid="005d49b1" style:font-size-asian="14pt" style:font-weight-asian="bold" style:font-size-complex="14pt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fo:font-size="12pt" officeooo:rsid="00658932" officeooo:paragraph-rsid="00658932" style:font-size-asian="14pt" style:font-size-complex="14pt"/>
    </style:style>
    <style:style style:name="P77" style:family="paragraph" style:parent-style-name="Table_20_Contents">
      <style:paragraph-properties fo:text-align="center" style:justify-single-word="false"/>
      <style:text-properties fo:font-size="12pt" officeooo:rsid="0066c94e" officeooo:paragraph-rsid="0066c94e" style:font-size-asian="14pt" style:font-size-complex="14pt"/>
    </style:style>
    <style:style style:name="P78" style:family="paragraph" style:parent-style-name="Table_20_Contents">
      <style:paragraph-properties fo:text-align="center" style:justify-single-word="false"/>
      <style:text-properties fo:font-size="12pt" officeooo:rsid="0068afb3" officeooo:paragraph-rsid="0068afb3" style:font-size-asian="14pt" style:font-size-complex="14pt"/>
    </style:style>
    <style:style style:name="P79" style:family="paragraph" style:parent-style-name="Table_20_Contents">
      <style:paragraph-properties fo:text-align="center" style:justify-single-word="false"/>
      <style:text-properties fo:font-size="12pt" officeooo:rsid="00690248" officeooo:paragraph-rsid="00690248" style:font-size-asian="14pt" style:font-size-complex="14pt"/>
    </style:style>
    <style:style style:name="P80" style:family="paragraph" style:parent-style-name="Table_20_Contents">
      <style:paragraph-properties fo:text-align="center" style:justify-single-word="false"/>
      <style:text-properties fo:font-size="12pt" style:font-size-asian="14pt" style:font-size-complex="14pt"/>
    </style:style>
    <style:style style:name="P81" style:family="paragraph" style:parent-style-name="Table_20_Contents">
      <style:paragraph-properties fo:text-align="center" style:justify-single-word="false"/>
      <style:text-properties fo:font-size="12pt" officeooo:paragraph-rsid="0081a7bc" style:font-size-asian="14pt" style:font-size-complex="14pt"/>
    </style:style>
    <style:style style:name="P82" style:family="paragraph" style:parent-style-name="Table_20_Contents">
      <style:paragraph-properties fo:text-align="center" style:justify-single-word="false"/>
      <style:text-properties fo:font-size="8pt" officeooo:paragraph-rsid="0081a7bc" style:font-size-asian="14pt" style:font-size-complex="14pt"/>
    </style:style>
    <style:style style:name="P83" style:family="paragraph" style:parent-style-name="Table_20_Contents">
      <style:paragraph-properties fo:text-align="center" style:justify-single-word="false"/>
      <style:text-properties fo:font-size="4pt" officeooo:paragraph-rsid="0081a7bc" style:font-size-asian="14pt" style:font-size-complex="14pt"/>
    </style:style>
    <style:style style:name="P84" style:family="paragraph" style:parent-style-name="Text_20_body">
      <style:paragraph-properties fo:line-height="100%"/>
      <style:text-properties fo:font-weight="normal" officeooo:rsid="0054d573" officeooo:paragraph-rsid="0054d573" style:font-weight-asian="normal" style:font-weight-complex="normal"/>
    </style:style>
    <style:style style:name="P85" style:family="paragraph" style:parent-style-name="Text_20_body">
      <style:paragraph-properties fo:line-height="100%"/>
      <style:text-properties officeooo:paragraph-rsid="0051dcce"/>
    </style:style>
    <style:style style:name="P86" style:family="paragraph" style:parent-style-name="Text_20_body">
      <style:text-properties officeooo:paragraph-rsid="0054d573"/>
    </style:style>
    <style:style style:name="P87" style:family="paragraph" style:parent-style-name="Standard" style:list-style-name="L1">
      <style:paragraph-properties fo:text-align="start" style:justify-single-word="false"/>
      <style:text-properties fo:font-size="12pt" fo:font-weight="normal" officeooo:rsid="00850cb5" officeooo:paragraph-rsid="0085a83a" style:font-size-asian="14pt" style:font-weight-asian="normal" style:font-size-complex="14pt" style:font-weight-complex="normal"/>
    </style:style>
    <style:style style:name="P88" style:family="paragraph" style:parent-style-name="Standard" style:list-style-name="L1">
      <style:paragraph-properties fo:text-align="start" style:justify-single-word="false"/>
      <style:text-properties fo:font-size="12pt" fo:font-weight="normal" officeooo:rsid="00850cb5" officeooo:paragraph-rsid="00850cb5" style:font-size-asian="14pt" style:font-weight-asian="normal" style:font-size-complex="14pt" style:font-weight-complex="normal"/>
    </style:style>
    <style:style style:name="P89" style:family="paragraph" style:parent-style-name="Standard" style:list-style-name="L2">
      <style:paragraph-properties fo:text-align="start" style:justify-single-word="false"/>
      <style:text-properties fo:font-size="12pt" fo:font-weight="normal" officeooo:rsid="008081c5" officeooo:paragraph-rsid="008081c5" style:font-size-asian="14pt" style:font-weight-asian="normal" style:font-size-complex="14pt" style:font-weight-complex="normal"/>
    </style:style>
    <style:style style:name="P90" style:family="paragraph">
      <style:paragraph-properties fo:text-align="center"/>
    </style:style>
    <style:style style:name="P91" style:family="paragraph">
      <loext:graphic-properties draw:fill="solid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T1" style:family="text">
      <style:text-properties officeooo:rsid="001fc6e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c6ee" style:font-weight-asian="bold" style:font-weight-complex="bold"/>
    </style:style>
    <style:style style:name="T4" style:family="text">
      <style:text-properties fo:font-weight="bold" officeooo:rsid="00218b36" style:font-weight-asian="bold" style:font-weight-complex="bold"/>
    </style:style>
    <style:style style:name="T5" style:family="text">
      <style:text-properties fo:font-weight="bold" officeooo:rsid="002c4ba5" style:font-weight-asian="bold" style:font-weight-complex="bold"/>
    </style:style>
    <style:style style:name="T6" style:family="text">
      <style:text-properties fo:font-weight="bold" officeooo:rsid="002cf91f" style:font-weight-asian="bold" style:font-weight-complex="bold"/>
    </style:style>
    <style:style style:name="T7" style:family="text">
      <style:text-properties fo:font-weight="bold" officeooo:rsid="00362fa6" style:font-weight-asian="bold" style:font-weight-complex="bold"/>
    </style:style>
    <style:style style:name="T8" style:family="text">
      <style:text-properties fo:font-weight="bold" officeooo:rsid="00496c17" style:font-weight-asian="bold" style:font-weight-complex="bold"/>
    </style:style>
    <style:style style:name="T9" style:family="text">
      <style:text-properties fo:font-weight="bold" officeooo:rsid="0049bb21" style:font-weight-asian="bold" style:font-weight-complex="bold"/>
    </style:style>
    <style:style style:name="T10" style:family="text">
      <style:text-properties fo:font-weight="bold" officeooo:rsid="00310f60" style:font-weight-asian="bold" style:font-weight-complex="bold"/>
    </style:style>
    <style:style style:name="T11" style:family="text">
      <style:text-properties fo:font-weight="bold" officeooo:rsid="004a9340" style:font-weight-asian="bold" style:font-weight-complex="bold"/>
    </style:style>
    <style:style style:name="T12" style:family="text">
      <style:text-properties fo:font-weight="bold" officeooo:rsid="0033c2a9" style:font-weight-asian="bold" style:font-weight-complex="bold"/>
    </style:style>
    <style:style style:name="T13" style:family="text">
      <style:text-properties officeooo:rsid="00218b36"/>
    </style:style>
    <style:style style:name="T14" style:family="text">
      <style:text-properties fo:font-weight="normal" officeooo:rsid="004cb3ff" style:font-weight-asian="normal" style:font-weight-complex="normal"/>
    </style:style>
    <style:style style:name="T15" style:family="text">
      <style:text-properties fo:font-weight="normal" officeooo:rsid="004ea466" style:font-weight-asian="normal" style:font-weight-complex="normal"/>
    </style:style>
    <style:style style:name="T16" style:family="text">
      <style:text-properties fo:font-weight="normal" officeooo:rsid="0069c8b1" style:font-weight-asian="normal" style:font-weight-complex="normal"/>
    </style:style>
    <style:style style:name="T17" style:family="text">
      <style:text-properties fo:font-weight="normal" officeooo:rsid="00218b36" style:font-weight-asian="normal" style:font-weight-complex="normal"/>
    </style:style>
    <style:style style:name="T18" style:family="text">
      <style:text-properties fo:font-weight="normal" officeooo:rsid="006bb916" style:font-weight-asian="normal" style:font-weight-complex="normal"/>
    </style:style>
    <style:style style:name="T19" style:family="text">
      <style:text-properties fo:font-weight="normal" officeooo:rsid="0070f848" style:font-weight-asian="normal" style:font-weight-complex="normal"/>
    </style:style>
    <style:style style:name="T20" style:family="text">
      <style:text-properties fo:font-weight="normal" officeooo:rsid="0022e204" style:font-weight-asian="normal" style:font-weight-complex="normal"/>
    </style:style>
    <style:style style:name="T21" style:family="text">
      <style:text-properties officeooo:rsid="00240cc4"/>
    </style:style>
    <style:style style:name="T22" style:family="text">
      <style:text-properties officeooo:rsid="002627cc"/>
    </style:style>
    <style:style style:name="T23" style:family="text">
      <style:text-properties officeooo:rsid="00297f8b"/>
    </style:style>
    <style:style style:name="T24" style:family="text">
      <style:text-properties officeooo:rsid="002b1d97"/>
    </style:style>
    <style:style style:name="T25" style:family="text">
      <style:text-properties officeooo:rsid="0037f143"/>
    </style:style>
    <style:style style:name="T26" style:family="text">
      <style:text-properties style:font-name="Liberation Serif"/>
    </style:style>
    <style:style style:name="T27" style:family="text">
      <style:text-properties style:font-name="Liberation Serif" fo:font-weight="normal" officeooo:rsid="004cb3ff" style:font-name-asian="Noto Sans Mono CJK SC" style:font-weight-asian="normal" style:font-name-complex="Liberation Mono" style:font-weight-complex="normal"/>
    </style:style>
    <style:style style:name="T28" style:family="text">
      <style:text-properties style:font-name="Liberation Serif" fo:font-weight="normal" officeooo:rsid="004cb3ff" style:font-weight-asian="normal" style:font-weight-complex="normal"/>
    </style:style>
    <style:style style:name="T29" style:family="text">
      <style:text-properties style:font-name="Liberation Serif" fo:font-weight="normal" officeooo:rsid="0054d573" style:font-weight-asian="normal" style:font-weight-complex="normal"/>
    </style:style>
    <style:style style:name="T30" style:family="text">
      <style:text-properties style:font-name="Liberation Serif" officeooo:rsid="004cb3ff"/>
    </style:style>
    <style:style style:name="T31" style:family="text">
      <style:text-properties officeooo:rsid="004ea466"/>
    </style:style>
    <style:style style:name="T32" style:family="text">
      <style:text-properties officeooo:rsid="001e0247"/>
    </style:style>
    <style:style style:name="T33" style:family="text">
      <style:text-properties officeooo:rsid="000d7542"/>
    </style:style>
    <style:style style:name="T34" style:family="text">
      <style:text-properties fo:font-size="14pt" fo:font-weight="bold" officeooo:rsid="001e0247" style:font-weight-asian="bold" style:font-weight-complex="bold"/>
    </style:style>
    <style:style style:name="T35" style:family="text">
      <style:text-properties fo:font-size="14pt" fo:font-weight="bold" officeooo:rsid="000d4924" style:font-weight-asian="bold" style:font-weight-complex="bold"/>
    </style:style>
    <style:style style:name="T36" style:family="text">
      <style:text-properties fo:font-size="14pt" fo:font-weight="bold" officeooo:rsid="005f97e3" style:font-weight-asian="bold" style:font-weight-complex="bold"/>
    </style:style>
    <style:style style:name="T37" style:family="text">
      <style:text-properties fo:font-size="14pt" fo:font-weight="bold" officeooo:rsid="009f2bbd" style:font-weight-asian="bold" style:font-weight-complex="bold"/>
    </style:style>
    <style:style style:name="T38" style:family="text">
      <style:text-properties officeooo:rsid="0068afb3"/>
    </style:style>
    <style:style style:name="T39" style:family="text">
      <style:text-properties officeooo:rsid="00732993"/>
    </style:style>
    <style:style style:name="T40" style:family="text">
      <style:text-properties officeooo:rsid="007c7233"/>
    </style:style>
    <style:style style:name="T41" style:family="text">
      <style:text-properties officeooo:rsid="002a9fc0"/>
    </style:style>
    <style:style style:name="T42" style:family="text">
      <style:text-properties officeooo:rsid="0085a83a"/>
    </style:style>
    <style:style style:name="T43" style:family="text">
      <style:text-properties officeooo:rsid="009731d8"/>
    </style:style>
    <style:style style:name="T44" style:family="text">
      <style:text-properties officeooo:rsid="009f2bbd"/>
    </style:style>
    <style:style style:name="T45" style:family="text">
      <style:text-properties fo:font-size="4.90000009536743pt" fo:font-weight="bold" style:font-size-asian="4pt" style:font-weight-asian="bold" style:font-size-complex="4.90000009536743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style:style style:name="gr1" style:family="graphic">
      <style:graphic-properties draw:stroke="none" svg:stroke-color="#000000" draw:fill="solid" draw:fill-color="#ffffff" fo:min-height="1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><text:span text:style-name="T34">Name: </text:span><text:span text:style-name="T35">Gavali Deshabhakt Nagnath<text:tab/><text:tab/> <text:s text:c="3"/></text:span><text:span text:style-name="T36">Introduction To Scalab</text:span><text:span text:style-name="T37">le</text:span><text:span text:style-name="T36"> Systems</text:span></text:p>
      <text:p text:style-name="P55"><text:span text:style-name="T32">Roll No. </text:span>202CD005</text:p>
      <text:p text:style-name="P72"/>
      <text:p text:style-name="P73"/>
      <text:p text:style-name="P74"><text:span text:style-name="T33">O</text:span>penMP Assignment</text:p>
      <text:p text:style-name="P72"/>
      <text:p text:style-name="P72"/>
      <text:p text:style-name="P71">Index</text:p>
      <text:p text:style-name="P7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405535925792">
          <table:table-cell table:style-name="Table1.A1" office:value-type="string">
            <text:p text:style-name="P76">Sr. No.</text:p>
          </table:table-cell>
          <table:table-cell table:style-name="Table1.A1" office:value-type="string">
            <text:p text:style-name="P77">Question</text:p>
          </table:table-cell>
          <table:table-cell table:style-name="Table1.C1" office:value-type="string">
            <text:p text:style-name="P76">Page No.</text:p>
          </table:table-cell>
        </table:table-row>
        <table:table-row table:style-name="TableLine94405535582160">
          <table:table-cell table:style-name="Table1.A2" office:value-type="string">
            <text:p text:style-name="P78">1</text:p>
          </table:table-cell>
          <table:table-cell table:style-name="Table1.A2" office:value-type="string">
            <text:p text:style-name="P68"><text:span text:style-name="T38">S</text:span>imple parallel program to display the thread_id and total number</text:p>
            <text:p text:style-name="P57">of threads</text:p>
          </table:table-cell>
          <table:table-cell table:style-name="Table1.C2" office:value-type="string">
            <text:p text:style-name="P79"><text:bookmark-ref text:reference-format="page" text:ref-name="Q1">2</text:bookmark-ref></text:p>
          </table:table-cell>
        </table:table-row>
        <table:table-row table:style-name="TableLine94405519880608">
          <table:table-cell table:style-name="Table1.A2" office:value-type="string">
            <text:p text:style-name="P78">2</text:p>
          </table:table-cell>
          <table:table-cell table:style-name="Table1.A2" office:value-type="string">
            <text:p text:style-name="P62"><text:span text:style-name="T16">D</text:span><text:span text:style-name="T17">emonstrati</text:span><text:span text:style-name="T18">on of</text:span><text:span text:style-name="T17"> if clause in parallel directive</text:span></text:p>
          </table:table-cell>
          <table:table-cell table:style-name="Table1.C2" office:value-type="string">
            <text:p text:style-name="P80"><text:bookmark-ref text:reference-format="page" text:ref-name="Q2">3</text:bookmark-ref></text:p>
          </table:table-cell>
        </table:table-row>
        <table:table-row table:style-name="TableLine94405529400464">
          <table:table-cell table:style-name="Table1.A2" office:value-type="string">
            <text:p text:style-name="P78">3</text:p>
          </table:table-cell>
          <table:table-cell table:style-name="Table1.A2" office:value-type="string">
            <text:p text:style-name="P63"><text:span text:style-name="T19">D</text:span><text:span text:style-name="T20">emonstrate and analyze shared clause in parallel directive</text:span></text:p>
          </table:table-cell>
          <table:table-cell table:style-name="Table1.C2" office:value-type="string">
            <text:p text:style-name="P80"><text:bookmark-ref text:reference-format="page" text:ref-name="Q3">4</text:bookmark-ref></text:p>
          </table:table-cell>
        </table:table-row>
        <table:table-row table:style-name="TableLine94405533893104">
          <table:table-cell table:style-name="Table1.A2" office:value-type="string">
            <text:p text:style-name="P78">4</text:p>
          </table:table-cell>
          <table:table-cell table:style-name="Table1.A2" office:value-type="string">
            <text:p text:style-name="P69"><text:span text:style-name="T39">Demonstration of</text:span> private() and firstprivate()</text:p>
          </table:table-cell>
          <table:table-cell table:style-name="Table1.C2" office:value-type="string">
            <text:p text:style-name="P80"><text:bookmark-ref text:reference-format="page" text:ref-name="q4">5</text:bookmark-ref></text:p>
          </table:table-cell>
        </table:table-row>
        <table:table-row table:style-name="TableLine94405520525328">
          <table:table-cell table:style-name="Table1.A2" office:value-type="string">
            <text:p text:style-name="P78">5</text:p>
          </table:table-cell>
          <table:table-cell table:style-name="Table1.A2" office:value-type="string">
            <text:p text:style-name="P70">Demonstration of reduction clause in parallel directive</text:p>
          </table:table-cell>
          <table:table-cell table:style-name="Table1.C2" office:value-type="string">
            <text:p text:style-name="P80"><text:bookmark-ref text:reference-format="page" text:ref-name="q5">6</text:bookmark-ref></text:p>
          </table:table-cell>
        </table:table-row>
        <table:table-row table:style-name="TableLine94405533847952">
          <table:table-cell table:style-name="Table1.A2" office:value-type="string">
            <text:p text:style-name="P78">6</text:p>
          </table:table-cell>
          <table:table-cell table:style-name="Table1.A2" office:value-type="string">
            <text:p text:style-name="P58"><text:span text:style-name="T40">Demonstration</text:span><text:span text:style-name="T41"> of threadprivate directive, copyin clause and synchronization directives</text:span></text:p>
          </table:table-cell>
          <table:table-cell table:style-name="Table1.C2" office:value-type="string">
            <text:p text:style-name="P80"><text:bookmark-ref text:reference-format="page" text:ref-name="q6">6</text:bookmark-ref></text:p>
          </table:table-cell>
        </table:table-row>
        <table:table-row table:style-name="TableLine94405520332288">
          <table:table-cell table:style-name="Table1.A2" office:value-type="string">
            <text:p text:style-name="P78">7</text:p>
          </table:table-cell>
          <table:table-cell table:style-name="Table1.A2" office:value-type="string">
            <text:p text:style-name="P59">Demonstration of pragma critical directive</text:p>
          </table:table-cell>
          <table:table-cell table:style-name="Table1.C2" office:value-type="string">
            <text:p text:style-name="P80"><text:bookmark-ref text:reference-format="page" text:ref-name="q7">8</text:bookmark-ref></text:p>
          </table:table-cell>
        </table:table-row>
        <table:table-row table:style-name="TableLine94405537028272">
          <table:table-cell table:style-name="Table1.A2" office:value-type="string">
            <text:p text:style-name="P78">8</text:p>
          </table:table-cell>
          <table:table-cell table:style-name="Table1.A2" office:value-type="string">
            <text:p text:style-name="P60">Demonstration of master pragma</text:p>
          </table:table-cell>
          <table:table-cell table:style-name="Table1.C2" office:value-type="string">
            <text:p text:style-name="P80"><text:bookmark-ref text:reference-format="page" text:ref-name="q8">9</text:bookmark-ref></text:p>
          </table:table-cell>
        </table:table-row>
        <table:table-row table:style-name="TableLine94405531654080">
          <table:table-cell table:style-name="Table1.A2" office:value-type="string">
            <text:p text:style-name="P78">9</text:p>
          </table:table-cell>
          <table:table-cell table:style-name="Table1.A2" office:value-type="string">
            <text:p text:style-name="P61">Illustration of OMP_FOR</text:p>
            <text:list xml:id="list2703899593" text:style-name="L1">
              <text:list-item>
                <text:p text:style-name="P87">Program</text:p>
              </text:list-item>
              <text:list-item>
                <text:p text:style-name="P88"><text:s text:c="2"/>Output</text:p>
              </text:list-item>
            </text:list>
            <text:list xml:id="list2046501877" text:style-name="L2">
              <text:list-item>
                <text:p text:style-name="P89"><text:s/>schedule (static, chunksize)</text:p>
              </text:list-item>
              <text:list-item>
                <text:p text:style-name="P89"><text:s/><text:span text:style-name="T42">s</text:span>chedule (dynamice, chunksize)</text:p>
              </text:list-item>
              <text:list-item>
                <text:p text:style-name="P89"><text:s/>schedule (guided, chunksize)</text:p>
              </text:list-item>
            </text:list>
          </table:table-cell>
          <table:table-cell table:style-name="Table1.C2" office:value-type="string">
            <text:p text:style-name="P83"/>
            <text:p text:style-name="P81"><text:bookmark-ref text:reference-format="page" text:ref-name="q9">9</text:bookmark-ref></text:p>
            <text:p text:style-name="P82"/>
            <text:p text:style-name="P81"><text:bookmark-ref text:reference-format="page" text:ref-name="9.1">10</text:bookmark-ref></text:p>
            <text:p text:style-name="P83"/>
            <text:p text:style-name="P81"><text:bookmark-ref text:reference-format="page" text:ref-name="9.2">14</text:bookmark-ref></text:p>
            <text:p text:style-name="P83"/>
            <text:p text:style-name="P81"><text:bookmark-ref text:reference-format="page" text:ref-name="9.3">19</text:bookmark-ref></text:p>
          </table:table-cell>
        </table:table-row>
      </table:table>
      <text:p text:style-name="P71"/>
      <text:p text:style-name="P64"><text:span text:style-name="T13">Q</text:span>1.<text:bookmark-start text:name="Q1"/>Write a C/C++ simple parallel program to display the thread_id and total number</text:p>
      <text:p text:style-name="P1">of threads. Use these various methods to set number of threads and mention the method of</text:p>
      <text:p text:style-name="P1">setting the same.<text:bookmark-end text:name="Q1"/></text:p>
      <text:p text:style-name="P1"/>
      <text:p text:style-name="P3">(a) with num-threads<text:span text:style-name="T1">(4):</text:span></text:p>
      <text:p text:style-name="P2">Program:</text:p>
      <text:p text:style-name="P27">#include&lt;stdio.h&gt;</text:p>
      <text:p text:style-name="P27">#include&lt;omp.h&gt;</text:p>
      <text:p text:style-name="P27">int main()</text:p>
      <text:p text:style-name="P27">{</text:p>
      <text:p text:style-name="P27"><text:s text:c="4"/>int nthreads,tid;</text:p>
      <text:p text:style-name="P27"><text:s text:c="4"/>#pragma omp parallel private(tid) num_threads(4)</text:p>
      <text:p text:style-name="P27"><text:s text:c="4"/>{</text:p>
      <text:p text:style-name="P27"><text:s text:c="8"/>tid=omp_get_thread_num();</text:p>
      <text:p text:style-name="P27"><text:s text:c="8"/>printf("Hello world from thread=%d\n",tid);</text:p>
      <text:p text:style-name="P27"><text:s text:c="8"/>if(tid==0)</text:p>
      <text:p text:style-name="P27"><text:s text:c="8"/>{</text:p>
      <text:p text:style-name="P27"><text:s text:c="12"/>nthreads=omp_get_num_threads();</text:p>
      <text:p text:style-name="P27"><text:s text:c="12"/>printf("Number of threads=%d\n",nthreads);</text:p>
      <text:p text:style-name="P27"><text:s text:c="8"/>}</text:p>
      <text:p text:style-name="P27"><text:s text:c="4"/>}</text:p>
      <text:p text:style-name="P27">}</text:p>
      <text:p text:style-name="P27"/>
      <text:p text:style-name="P2">Output:</text:p>
      <text:p text:style-name="P27">Hello world from thread=1</text:p>
      <text:p text:style-name="P27">Hello world from thread=0</text:p>
      <text:p text:style-name="P27">Number of threads=4</text:p>
      <text:p text:style-name="P27">Hello world from thread=3</text:p>
      <text:p text:style-name="P27">Hello world from thread=2</text:p>
      <text:p text:style-name="P27"/>
      <text:p text:style-name="P4">(b) with omp_set_num_threads()</text:p>
      <text:p text:style-name="P4">Program:</text:p>
      <text:p text:style-name="P28">#include&lt;stdio.h&gt;</text:p>
      <text:p text:style-name="P28">#include&lt;omp.h&gt;</text:p>
      <text:p text:style-name="P28">int main()</text:p>
      <text:p text:style-name="P28">{</text:p>
      <text:p text:style-name="P28"><text:s text:c="4"/>int nthreads,tid;</text:p>
      <text:p text:style-name="P28"><text:s text:c="4"/>omp_set_num_threads(4);</text:p>
      <text:p text:style-name="P28"><text:s text:c="4"/>#pragma omp parallel private(tid) </text:p>
      <text:p text:style-name="P28"><text:s text:c="4"/>{</text:p>
      <text:p text:style-name="P28"><text:s text:c="8"/>tid=omp_get_thread_num();</text:p>
      <text:p text:style-name="P28"><text:s text:c="8"/>printf("Hello world from thread=%d\n",tid);</text:p>
      <text:p text:style-name="P28"><text:s text:c="8"/>if(tid==0)</text:p>
      <text:p text:style-name="P28"><text:s text:c="8"/>{</text:p>
      <text:p text:style-name="P28"><text:s text:c="12"/>nthreads=omp_get_num_threads();</text:p>
      <text:p text:style-name="P28"><text:s text:c="12"/>printf("Number of threads=%d\n",nthreads);</text:p>
      <text:p text:style-name="P28"><text:s text:c="8"/>}</text:p>
      <text:p text:style-name="P28"><text:s text:c="4"/>}</text:p>
      <text:p text:style-name="P28">}</text:p>
      <text:p text:style-name="P28"><text:soft-page-break/></text:p>
      <text:p text:style-name="P4">Output:</text:p>
      <text:p text:style-name="P28">Hello world from thread=1</text:p>
      <text:p text:style-name="P28">Hello world from thread=2</text:p>
      <text:p text:style-name="P28">Hello world from thread=0</text:p>
      <text:p text:style-name="P28">Number of threads=4</text:p>
      <text:p text:style-name="P28">Hello world from thread=3</text:p>
      <text:p text:style-name="P28"/>
      <text:p text:style-name="P49"><text:span text:style-name="T3">(</text:span><text:span text:style-name="T4">c</text:span><text:span text:style-name="T3">) with OMP_NUM_THREADS()</text:span></text:p>
      <text:p text:style-name="P50"><text:span text:style-name="T3">P</text:span><text:span text:style-name="T2">rogram:</text:span></text:p>
      <text:p text:style-name="P29">#include&lt;stdio.h&gt;</text:p>
      <text:p text:style-name="P29">#include&lt;omp.h&gt;</text:p>
      <text:p text:style-name="P29">int main()</text:p>
      <text:p text:style-name="P29">{</text:p>
      <text:p text:style-name="P29"><text:s text:c="4"/>int nthreads,tid;</text:p>
      <text:p text:style-name="P29"><text:s text:c="4"/>#pragma omp parallel private(tid) </text:p>
      <text:p text:style-name="P29"><text:s text:c="4"/>{</text:p>
      <text:p text:style-name="P29"><text:s text:c="8"/>tid=omp_get_thread_num();</text:p>
      <text:p text:style-name="P29"><text:s text:c="8"/>printf("Hello world from thread=%d\n",tid);</text:p>
      <text:p text:style-name="P29"><text:s text:c="8"/>if(tid==0)</text:p>
      <text:p text:style-name="P29"><text:s text:c="8"/>{</text:p>
      <text:p text:style-name="P29"><text:s text:c="12"/>nthreads=omp_get_num_threads();</text:p>
      <text:p text:style-name="P29"><text:s text:c="12"/>printf("Number of threads=%d\n",nthreads);</text:p>
      <text:p text:style-name="P29"><text:s text:c="8"/>}</text:p>
      <text:p text:style-name="P29"><text:s text:c="4"/>}</text:p>
      <text:p text:style-name="P29">}</text:p>
      <text:p text:style-name="P5"/>
      <text:p text:style-name="P29">setting number of threads using - “$export OMP_NUM_THREADS=4” command</text:p>
      <text:p text:style-name="P5">Output:</text:p>
      <text:p text:style-name="P29">Hello world from thread=2</text:p>
      <text:p text:style-name="P29">Hello world from thread=0</text:p>
      <text:p text:style-name="P29">Number of threads=4</text:p>
      <text:p text:style-name="P29">Hello world from thread=1</text:p>
      <text:p text:style-name="P29">Hello world from thread=3</text:p>
      <text:p text:style-name="P29"/>
      <text:p text:style-name="P5"><text:bookmark-start text:name="Q2"/>Q2.Write a program demonstrating the working of if clause in parallel directive.<text:bookmark-end text:name="Q2"/></text:p>
      <text:p text:style-name="P5"/>
      <text:p text:style-name="P5">Program:</text:p>
      <text:p text:style-name="P29">#include&lt;stdio.h&gt;</text:p>
      <text:p text:style-name="P29">#include&lt;omp.h&gt;</text:p>
      <text:p text:style-name="P29">int main()</text:p>
      <text:p text:style-name="P29">{</text:p>
      <text:p text:style-name="P29"><text:s text:c="4"/>int val;</text:p>
      <text:p text:style-name="P29"><text:s text:c="4"/>printf("Enter 0: for serial 1: for parallel\n&gt;");</text:p>
      <text:p text:style-name="P29"><text:s text:c="4"/>scanf("%d",&amp;val);</text:p>
      <text:p text:style-name="P29"><text:s text:c="4"/>#pragma omp parallel if(val)</text:p>
      <text:p text:style-name="P29"><text:s text:c="4"/>{</text:p>
      <text:p text:style-name="P29"><text:s text:c="8"/>if(omp_in_parallel())</text:p>
      <text:p text:style-name="P29"><text:s text:c="8"/>printf("Parallel val=%d id= %d\n",val, omp_get_thread_num());</text:p>
      <text:p text:style-name="P29"><text:soft-page-break/><text:s text:c="8"/>else</text:p>
      <text:p text:style-name="P29"><text:s text:c="8"/>printf("Serial val=%d id= %d\n",val, omp_get_thread_num());</text:p>
      <text:p text:style-name="P29"><text:s text:c="4"/>}</text:p>
      <text:p text:style-name="P29">}</text:p>
      <text:p text:style-name="P29"/>
      <text:p text:style-name="P6">Output:</text:p>
      <text:p text:style-name="P30">[deshabhakt@deshabhakt-pc OpeMP-Assignment-1]$ ./a.out </text:p>
      <text:p text:style-name="P30">Enter 0: for serial 1: for parallel</text:p>
      <text:p text:style-name="P30">&gt;0</text:p>
      <text:p text:style-name="P30">Serial val=0 id= 0</text:p>
      <text:p text:style-name="P30">[deshabhakt@deshabhakt-pc OpeMP-Assignment-1]$ ./a.out </text:p>
      <text:p text:style-name="P30">Enter 0: for serial 1: for parallel</text:p>
      <text:p text:style-name="P30">&gt;1</text:p>
      <text:p text:style-name="P30">Parallel val=1 id= 0</text:p>
      <text:p text:style-name="P30">Parallel val=1 id= 3</text:p>
      <text:p text:style-name="P30">Parallel val=1 id= 2</text:p>
      <text:p text:style-name="P30">Parallel val=1 id= 1</text:p>
      <text:p text:style-name="P30"/>
      <text:p text:style-name="P6"><text:bookmark-start text:name="Q3"/>Q3. Write a program to demonstrate and analyze shared clause in parallel directive.<text:bookmark-end text:name="Q3"/></text:p>
      <text:p text:style-name="P6"/>
      <text:p text:style-name="P6">Program:</text:p>
      <text:p text:style-name="P30">#include &lt;omp.h&gt;</text:p>
      <text:p text:style-name="P30">#include&lt;stdio.h&gt;</text:p>
      <text:p text:style-name="P30">#include&lt;stdlib.h&gt;</text:p>
      <text:p text:style-name="P30">int main()</text:p>
      <text:p text:style-name="P30">{</text:p>
      <text:p text:style-name="P30"><text:s text:c="4"/>int x = 0;</text:p>
      <text:p text:style-name="P30"><text:s text:c="4"/>#pragma omp parallel num_threads(8) shared(x) <text:s text:c="2"/>//<text:span text:style-name="T21">x shared variable --&gt; possibility of race condition</text:span></text:p>
      <text:p text:style-name="P30"><text:s text:c="4"/>{</text:p>
      <text:p text:style-name="P30"><text:s text:c="8"/>int tid = omp_get_thread_num();</text:p>
      <text:p text:style-name="P30"><text:s text:c="8"/>x = x + 1;<text:tab/><text:tab/><text:tab/>//Each thread will add 1 to x</text:p>
      <text:p text:style-name="P30"><text:s text:c="8"/>printf("Thread [%d] value of x is %d \n", tid, x);</text:p>
      <text:p text:style-name="P30"><text:s text:c="4"/>}</text:p>
      <text:p text:style-name="P30">}</text:p>
      <text:p text:style-name="P30"/>
      <text:p text:style-name="P6">Output:</text:p>
      <text:p text:style-name="P30">Thread [2] value of x is 2 </text:p>
      <text:p text:style-name="P30">Thread [1] value of x is 1 </text:p>
      <text:p text:style-name="P30">Thread [3] value of x is 3 </text:p>
      <text:p text:style-name="P30">Thread [4] value of x is 4 </text:p>
      <text:p text:style-name="P30">Thread [6] value of x is 5 </text:p>
      <text:p text:style-name="P30">Thread [5] value of x is 6 </text:p>
      <text:p text:style-name="P30">Thread [0] value of x is 8 </text:p>
      <text:p text:style-name="P30">Thread [7] value of x is 7 </text:p>
      <text:p text:style-name="P30"/>
      <text:p text:style-name="P7">Analysis: </text:p>
      <text:p text:style-name="P39"><text:tab/>As -x here is a shared variable, hence each thread tries to access it and therefore, there is a possibility of race condition.</text:p>
      <text:p text:style-name="P65"><text:bookmark-start text:name="q4"/>Q4. Write a program demonstrating private() and firstprivate().<text:bookmark-end text:name="q4"/></text:p>
      <text:p text:style-name="P8"/>
      <text:p text:style-name="P8">Program:</text:p>
      <text:p text:style-name="P31">#include&lt;stdio.h&gt;</text:p>
      <text:p text:style-name="P31">#include&lt;omp.h&gt;</text:p>
      <text:p text:style-name="P31">int main()</text:p>
      <text:p text:style-name="P31">{</text:p>
      <text:p text:style-name="P31"><text:s text:c="4"/>int i=10;</text:p>
      <text:p text:style-name="P31"><text:s text:c="4"/>printf("Value before pragma i=%d\n",i);</text:p>
      <text:p text:style-name="P31"><text:s text:c="4"/>#pragma omp parallel num_threads(4) firstprivate(i) </text:p>
      <text:p text:style-name="P31"><text:s text:c="4"/>{</text:p>
      <text:p text:style-name="P31"><text:s text:c="8"/>printf("Value after entering pragma i=%d tid=%d\n",i, omp_get_thread_num());</text:p>
      <text:p text:style-name="P31"><text:s text:c="8"/>i=i+omp_get_thread_num(); <text:s text:c="2"/>//adds thread_id to i</text:p>
      <text:p text:style-name="P31"><text:s text:c="8"/>printf("Value after changing value i=%d tid=%d\n",i, omp_get_thread_num());</text:p>
      <text:p text:style-name="P31"><text:s text:c="4"/>}</text:p>
      <text:p text:style-name="P31"><text:s text:c="4"/>printf("Value after having pragma i=%d tid=%d\n",i, omp_get_thread_num());</text:p>
      <text:p text:style-name="P31">}</text:p>
      <text:p text:style-name="P31"/>
      <text:p text:style-name="P31">/* shared --&gt; variable is shared to all threads --&gt; all threads update same variable --<text:span text:style-name="T23">&gt; race condition possibility</text:span></text:p>
      <text:p text:style-name="P31"><text:s text:c="3"/>private --&gt; Each thread creates a private copy of variable for itself and initialize it to "0"</text:p>
      <text:p text:style-name="P31"><text:s text:c="3"/>firstprivate --&gt; Each thread creates a private copy of variable for itself and initialize to same value for which parent var is initialized</text:p>
      <text:p text:style-name="P31">*/</text:p>
      <text:p text:style-name="P8"/>
      <text:p text:style-name="P8"><text:span text:style-name="T22">(a) </text:span>Output <text:span text:style-name="T22">with firstprivate()</text:span>:</text:p>
      <text:p text:style-name="P31">Value before pragma i=10</text:p>
      <text:p text:style-name="P31">Value after entering pragma i=10 tid=0</text:p>
      <text:p text:style-name="P31">Value after changing value i=10 tid=0</text:p>
      <text:p text:style-name="P31">Value after entering pragma i=10 tid=1</text:p>
      <text:p text:style-name="P31">Value after entering pragma i=10 tid=2</text:p>
      <text:p text:style-name="P31">Value after changing value i=12 tid=2</text:p>
      <text:p text:style-name="P31">Value after changing value i=11 tid=1</text:p>
      <text:p text:style-name="P31">Value after entering pragma i=10 tid=3</text:p>
      <text:p text:style-name="P31">Value after changing value i=13 tid=3</text:p>
      <text:p text:style-name="P31">Value after having pragma i=10 tid=0</text:p>
      <text:p text:style-name="P31"/>
      <text:p text:style-name="P9">(b) Output with private():</text:p>
      <text:p text:style-name="P32">Value before pragma i=10</text:p>
      <text:p text:style-name="P32">Value after entering pragma i=0 tid=0</text:p>
      <text:p text:style-name="P32">Value after changing value i=0 tid=0</text:p>
      <text:p text:style-name="P32">Value after entering pragma i=0 tid=3</text:p>
      <text:p text:style-name="P32">Value after changing value i=3 tid=3</text:p>
      <text:p text:style-name="P32">Value after entering pragma i=0 tid=2</text:p>
      <text:p text:style-name="P32">Value after changing value i=2 tid=2</text:p>
      <text:p text:style-name="P32">Value after entering pragma i=0 tid=1</text:p>
      <text:p text:style-name="P32">Value after changing value i=1 tid=1</text:p>
      <text:p text:style-name="P32">Value after having pragma i=10 tid=0</text:p>
      <text:p text:style-name="P66"><text:bookmark-start text:name="q5"/>Q5. Demonstration of reduction clause in parallel directive.<text:bookmark-end text:name="q5"/></text:p>
      <text:p text:style-name="P10"/>
      <text:p text:style-name="P10">Program:</text:p>
      <text:p text:style-name="P33">#include &lt;stdio.h&gt;</text:p>
      <text:p text:style-name="P33">#include &lt;omp.h&gt;</text:p>
      <text:p text:style-name="P33">void main()</text:p>
      <text:p text:style-name="P33">{</text:p>
      <text:p text:style-name="P33"><text:s text:c="4"/>int x = 0;</text:p>
      <text:p text:style-name="P33"><text:s text:c="4"/>#pragma omp parallel num_threads(6) reduction(+:x)</text:p>
      <text:p text:style-name="P33"><text:s text:c="4"/>{</text:p>
      <text:p text:style-name="P33"><text:s text:c="8"/>int id = omp_get_thread_num();</text:p>
      <text:p text:style-name="P33"><text:s text:c="8"/>int threads = omp_get_num_threads();</text:p>
      <text:p text:style-name="P33"><text:s text:c="8"/>x = x + 1;</text:p>
      <text:p text:style-name="P33"><text:s text:c="8"/>printf("Hi from %d\n Value of x : %d\n", id, x);</text:p>
      <text:p text:style-name="P33"><text:s text:c="4"/>}</text:p>
      <text:p text:style-name="P33"><text:s text:c="4"/>printf("Final x:%d\n", x);</text:p>
      <text:p text:style-name="P33">}</text:p>
      <text:p text:style-name="P33"/>
      <text:p text:style-name="P10">Output:</text:p>
      <text:p text:style-name="P10"/>
      <text:p text:style-name="P33">Hi from 1</text:p>
      <text:p text:style-name="P33"><text:s/>Value of x : 1</text:p>
      <text:p text:style-name="P33">Hi from 2</text:p>
      <text:p text:style-name="P33"><text:s/>Value of x : 1</text:p>
      <text:p text:style-name="P33">Hi from 3</text:p>
      <text:p text:style-name="P33"><text:s/>Value of x : 1</text:p>
      <text:p text:style-name="P33">Hi from 4</text:p>
      <text:p text:style-name="P33"><text:s/>Value of x : 1</text:p>
      <text:p text:style-name="P33">Hi from 5</text:p>
      <text:p text:style-name="P33"><text:s/>Value of x : 1</text:p>
      <text:p text:style-name="P33">Hi from 0</text:p>
      <text:p text:style-name="P33"><text:s/>Value of x : 1</text:p>
      <text:p text:style-name="P33">Final x:6</text:p>
      <text:p text:style-name="P33"/>
      <text:p text:style-name="P11"><text:bookmark-start text:name="q6"/>Q6. Execute following code and observe the working of threadprivate directive,</text:p>
      <text:p text:style-name="P11">copyin clause and synchronization directives<text:bookmark-end text:name="q6"/></text:p>
      <text:p text:style-name="P11"/>
      <text:p text:style-name="P11">Program:</text:p>
      <text:p text:style-name="P34">#include &lt;stdio.h&gt;</text:p>
      <text:p text:style-name="P34">#include &lt;omp.h&gt;</text:p>
      <text:p text:style-name="P34"/>
      <text:p text:style-name="P34">/*copyin(x) copies initialized value of x (from outside the pragma directive) in all threads <text:s/>(inside the pragma directive)*/</text:p>
      <text:p text:style-name="P34"/>
      <text:p text:style-name="P34">/*initializing x globally works same </text:p>
      <text:p text:style-name="P34">as (using copyin(x) clause and initializing x in main function)*/</text:p>
      <text:p text:style-name="P34"/>
      <text:p text:style-name="P34">int tid, x; <text:s text:c="12"/>//here x is not initialized <text:s text:c="40"/></text:p>
      <text:p text:style-name="P34"/>
      <text:p text:style-name="P34"><text:soft-page-break/>#pragma omp threadprivate(x,tid) <text:s text:c="10"/>// creates copy of variables for each thread</text:p>
      <text:p text:style-name="P34">void main()</text:p>
      <text:p text:style-name="P34">{</text:p>
      <text:p text:style-name="P34"><text:s text:c="4"/>x = 10; <text:s text:c="12"/>// x initialized here </text:p>
      <text:p text:style-name="P34"><text:s text:c="4"/>#pragma omp parallel num_threads(4) <text:s text:c="2"/>// to use copyin(x)--&gt; x must be threadprivate</text:p>
      <text:p text:style-name="P34"><text:s text:c="4"/>{</text:p>
      <text:p text:style-name="P34"><text:s text:c="8"/>tid = omp_get_thread_num();</text:p>
      <text:p text:style-name="P34"><text:s text:c="8"/>#pragma omp master <text:s text:c="9"/>// updates only master (i.e 0) thread</text:p>
      <text:p text:style-name="P34"><text:s text:c="8"/>{</text:p>
      <text:p text:style-name="P34"><text:s text:c="12"/>printf("Parallel Region 1 \n");</text:p>
      <text:p text:style-name="P34"><text:s text:c="12"/>x = x + 1;</text:p>
      <text:p text:style-name="P34"><text:s text:c="8"/>}</text:p>
      <text:p text:style-name="P34"><text:s text:c="8"/>#pragma omp barrier <text:s text:c="8"/>//all threads wait here until remaining threads reach here</text:p>
      <text:p text:style-name="P34"><text:s text:c="8"/>if (tid == 1)</text:p>
      <text:p text:style-name="P34"><text:s text:c="12"/>x = x + 2;</text:p>
      <text:p text:style-name="P34"><text:s text:c="8"/>printf("Thread % d Value of x is %d\n", tid, x);</text:p>
      <text:p text:style-name="P34"><text:s text:c="4"/>}</text:p>
      <text:p text:style-name="P34"><text:s text:c="4"/>#pragma omp parallel num_threads(4)</text:p>
      <text:p text:style-name="P34"><text:s text:c="4"/>{</text:p>
      <text:p text:style-name="P34"><text:s text:c="8"/>#pragma omp master</text:p>
      <text:p text:style-name="P34"><text:s text:c="8"/>{</text:p>
      <text:p text:style-name="P34"><text:s text:c="8"/>printf("Parallel Region 2 \n"); <text:s text:c="8"/>//executed only once because of #pragma omp master command</text:p>
      <text:p text:style-name="P34"><text:s text:c="8"/>}</text:p>
      <text:p text:style-name="P34"><text:s text:c="8"/>#pragma omp barrier</text:p>
      <text:p text:style-name="P34"><text:s text:c="8"/>printf("Thread %d Value of x is %d\n", tid, x);</text:p>
      <text:p text:style-name="P34"><text:s text:c="4"/>}</text:p>
      <text:p text:style-name="P34"><text:s text:c="4"/>printf("Value of x in Main Region is %d\n", x);</text:p>
      <text:p text:style-name="P34">}</text:p>
      <text:p text:style-name="P34"/>
      <text:p text:style-name="P11">(a) Output with copyin():</text:p>
      <text:p text:style-name="P34">Parallel Region 1 </text:p>
      <text:p text:style-name="P34">Thread <text:s/>0 Value of x is 11</text:p>
      <text:p text:style-name="P34">Thread <text:s/>2 Value of x is 10</text:p>
      <text:p text:style-name="P34">Thread <text:s/>1 Value of x is 12</text:p>
      <text:p text:style-name="P34">Thread <text:s/>3 Value of x is 10</text:p>
      <text:p text:style-name="P34">Parallel Region 2 </text:p>
      <text:p text:style-name="P34">Thread 1 Value of x is 12</text:p>
      <text:p text:style-name="P34">Thread 0 Value of x is 11</text:p>
      <text:p text:style-name="P34">Thread 3 Value of x is 10</text:p>
      <text:p text:style-name="P34">Thread 2 Value of x is 10</text:p>
      <text:p text:style-name="P34">Value of x in Main Region is 11</text:p>
      <text:p text:style-name="P34"/>
      <text:p text:style-name="P11">(b) Output without copyin():</text:p>
      <text:p text:style-name="P34">Parallel Region 1 </text:p>
      <text:p text:style-name="P34">Thread <text:s/>3 Value of x is 0</text:p>
      <text:p text:style-name="P34">Thread <text:s/>0 Value of x is 11</text:p>
      <text:p text:style-name="P34">Thread <text:s/>1 Value of x is 2</text:p>
      <text:p text:style-name="P34">Thread <text:s/>2 Value of x is 0</text:p>
      <text:p text:style-name="P34"><text:soft-page-break/>Parallel Region 2 </text:p>
      <text:p text:style-name="P34">Thread 0 Value of x is 11</text:p>
      <text:p text:style-name="P34">Thread 3 Value of x is 0</text:p>
      <text:p text:style-name="P34">Thread 2 Value of x is 0</text:p>
      <text:p text:style-name="P34">Thread 1 Value of x is 2</text:p>
      <text:p text:style-name="P34">Value of x in Main Region is 11</text:p>
      <text:p text:style-name="P34"/>
      <text:p text:style-name="P11">(c) Output without copyin() and declaring x globally:</text:p>
      <text:p text:style-name="P34">Parallel Region 1 </text:p>
      <text:p text:style-name="P34">Thread <text:s/>0 Value of x is 11</text:p>
      <text:p text:style-name="P34">Thread <text:s/>1 Value of x is 12</text:p>
      <text:p text:style-name="P34">Thread <text:s/>2 Value of x is 10</text:p>
      <text:p text:style-name="P34">Thread <text:s/>3 Value of x is 10</text:p>
      <text:p text:style-name="P34">Parallel Region 2 </text:p>
      <text:p text:style-name="P34">Thread 2 Value of x is 10</text:p>
      <text:p text:style-name="P34">Thread 3 Value of x is 10</text:p>
      <text:p text:style-name="P34">Thread 0 Value of x is 11</text:p>
      <text:p text:style-name="P34">Thread 1 Value of x is 12</text:p>
      <text:p text:style-name="P34">Value of x in Main Region is 11</text:p>
      <text:p text:style-name="P34"/>
      <text:p text:style-name="P12">Analysis:</text:p>
      <text:p text:style-name="P35">1) copyin() copies initialized value of x (from outside the pragma directive) in all threads <text:s/>(inside the pragma directive). <text:span text:style-name="T43">i.e. copyin() copies value from master to all slave threads.</text:span></text:p>
      <text:p text:style-name="P35">2) copyin() works same as declaring variable globally.</text:p>
      <text:p text:style-name="P35">3) <text:span text:style-name="T24">For copyin() to work properly, the variable passed to copyin() function must be declared threadprivate().</text:span></text:p>
      <text:p text:style-name="P35"/>
      <text:p text:style-name="P51"><text:bookmark-start text:name="q7"/><text:span text:style-name="T5">Q</text:span><text:span text:style-name="T8">7</text:span><text:span text:style-name="T6">.</text:span><text:span text:style-name="T5"> Demonstration of pragma critical directive</text:span><text:bookmark-end text:name="q7"/></text:p>
      <text:p text:style-name="P13">Program:</text:p>
      <text:p text:style-name="P36">#include &lt;stdlib.h&gt;</text:p>
      <text:p text:style-name="P36">#include &lt;stdio.h&gt;</text:p>
      <text:p text:style-name="P36">#include &lt;omp.h&gt;</text:p>
      <text:p text:style-name="P36">int main()</text:p>
      <text:p text:style-name="P36">{</text:p>
      <text:p text:style-name="P36"><text:s text:c="4"/>int a[100][100], mx = -1, lmx = -1, i, j;</text:p>
      <text:p text:style-name="P36"><text:s text:c="4"/>for (j = 0; j &lt; 100; j++)</text:p>
      <text:p text:style-name="P36"><text:s text:c="8"/>for (i = 0; i &lt; 100; i++)</text:p>
      <text:p text:style-name="P36"><text:s text:c="12"/>a[i][j] = 1 + (int)(10.0 * rand() / (RAND_MAX + 1.0));</text:p>
      <text:p text:style-name="P36"><text:s text:c="4"/>#pragma omp parallel private(i) firstprivate(lmx) num_threads(1000)</text:p>
      <text:p text:style-name="P36"><text:s text:c="4"/>{</text:p>
      <text:p text:style-name="P36"><text:s text:c="8"/>#pragma omp for</text:p>
      <text:p text:style-name="P36"><text:s text:c="8"/>for (j = 0; j &lt; 100; j++)</text:p>
      <text:p text:style-name="P36"><text:s text:c="12"/>for (i = 0; i &lt; 100; i++)</text:p>
      <text:p text:style-name="P36"><text:s text:c="16"/>lmx = (lmx &gt; a[i][j]) ? lmx : a[i][j];</text:p>
      <text:p text:style-name="P36"><text:s text:c="4"/>#pragma omp critical</text:p>
      <text:p text:style-name="P36"><text:s text:c="8"/>mx = (mx &gt; lmx) ? mx : lmx;</text:p>
      <text:p text:style-name="P36"><text:s text:c="4"/>}</text:p>
      <text:p text:style-name="P36"><text:s text:c="4"/>printf("max value of a is %d\n", mx);</text:p>
      <text:p text:style-name="P36">}</text:p>
      <text:p text:style-name="P13"><text:soft-page-break/>(a) Output with pragma critical directive:</text:p>
      <text:p text:style-name="P36">max value of a is 10</text:p>
      <text:p text:style-name="P13">(b) Output without pragma critical directive:</text:p>
      <text:p text:style-name="P36">max value of a is 10</text:p>
      <text:p text:style-name="P35"/>
      <text:p text:style-name="P53"><text:span text:style-name="T6">Q</text:span><text:span text:style-name="T9">8</text:span><text:span text:style-name="T6">. </text:span><text:bookmark-start text:name="q8"/><text:span text:style-name="T6">Demonstration of master pragma</text:span><text:bookmark-end text:name="q8"/></text:p>
      <text:p text:style-name="P15">Program:</text:p>
      <text:p text:style-name="P37">#include &lt;stdio.h&gt;</text:p>
      <text:p text:style-name="P37">#include &lt;omp.h&gt;</text:p>
      <text:p text:style-name="P37">#include &lt;stdlib.h&gt;</text:p>
      <text:p text:style-name="P37">#define N 4</text:p>
      <text:p text:style-name="P37">int main()</text:p>
      <text:p text:style-name="P37">{</text:p>
      <text:p text:style-name="P37"><text:s text:c="4"/>int a[N],i;</text:p>
      <text:p text:style-name="P37"><text:s text:c="4"/>#pragma omp parallel num_threads(N) shared(a) private(i)</text:p>
      <text:p text:style-name="P37"><text:s text:c="4"/>{</text:p>
      <text:p text:style-name="P37"><text:s text:c="8"/>i=omp_get_thread_num();</text:p>
      <text:p text:style-name="P37"><text:s text:c="8"/>a[i] = i;</text:p>
      <text:p text:style-name="P37"><text:s text:c="8"/>#pragma omp master</text:p>
      <text:p text:style-name="P37"><text:s text:c="12"/>printf("YOU SHOULD ONLY SEE THIS ONCE\n");</text:p>
      <text:p text:style-name="P37"><text:s text:c="8"/>printf("a[%d]=%d\n",i,a[i]);</text:p>
      <text:p text:style-name="P37"><text:s text:c="4"/>}</text:p>
      <text:p text:style-name="P37">}</text:p>
      <text:p text:style-name="P37"/>
      <text:p text:style-name="P14">Output:</text:p>
      <text:p text:style-name="P38">a[1]=1</text:p>
      <text:p text:style-name="P38">a[2]=2</text:p>
      <text:p text:style-name="P38">YOU SHOULD ONLY SEE THIS ONCE</text:p>
      <text:p text:style-name="P38">a[0]=0</text:p>
      <text:p text:style-name="P38">a[3]=3</text:p>
      <text:p text:style-name="P38"/>
      <text:p text:style-name="P38"/>
      <text:p text:style-name="P54"><text:span text:style-name="T10">Q</text:span><text:span text:style-name="T11">9</text:span><text:span text:style-name="T10">. </text:span><text:bookmark-start text:name="q9"/><text:span text:style-name="T12">Illustration of OMP_FOR</text:span><text:bookmark-end text:name="q9"/></text:p>
      <text:p text:style-name="P16"/>
      <text:p text:style-name="P16">Program:</text:p>
      <text:p text:style-name="P40">#include &lt;omp.h&gt;</text:p>
      <text:p text:style-name="P40">#include &lt;stdio.h&gt;</text:p>
      <text:p text:style-name="P40">#include &lt;stdlib.h&gt;</text:p>
      <text:p text:style-name="P40">#define CHUNKSIZE 10</text:p>
      <text:p text:style-name="P40">#define N 29</text:p>
      <text:p text:style-name="P40">int main(int argc, char *argv[])</text:p>
      <text:p text:style-name="P40">{</text:p>
      <text:p text:style-name="P40"><text:s text:c="4"/>int nthreads, tid, i, chunk;</text:p>
      <text:p text:style-name="P40"><text:s text:c="4"/>float a[N], b[N], c[N];</text:p>
      <text:p text:style-name="P40"><text:s text:c="4"/>for (i = 0; i &lt; N; i++)</text:p>
      <text:p text:style-name="P40"><text:s text:c="8"/>a[i] = b[i] = i * 1.0;</text:p>
      <text:p text:style-name="P40"><text:s text:c="4"/>chunk = CHUNKSIZE;</text:p>
      <text:p text:style-name="P40"><text:s text:c="4"/>#pragma omp parallel shared(a, b, c, nthreads, chunk) private(i, tid) </text:p>
      <text:p text:style-name="P40"><text:s text:c="4"/>{</text:p>
      <text:p text:style-name="P40"><text:soft-page-break/><text:s text:c="8"/>tid = omp_get_thread_num();</text:p>
      <text:p text:style-name="P40"><text:s text:c="8"/>if (tid == 0)</text:p>
      <text:p text:style-name="P40"><text:s text:c="8"/>{</text:p>
      <text:p text:style-name="P40"><text:s text:c="12"/>nthreads = omp_get_num_threads();</text:p>
      <text:p text:style-name="P40"><text:s text:c="12"/>printf("Number of threads = %d\n", nthreads);</text:p>
      <text:p text:style-name="P40"><text:s text:c="8"/>}</text:p>
      <text:p text:style-name="P40"><text:s text:c="8"/>printf("Thread %d starting...\n", tid);</text:p>
      <text:p text:style-name="P40"><text:s text:c="8"/>#pragma omp for schedule(static, chunk)</text:p>
      <text:p text:style-name="P40"><text:s text:c="8"/>for (i = 0; i &lt; N; i++)</text:p>
      <text:p text:style-name="P40"><text:s text:c="8"/>{</text:p>
      <text:p text:style-name="P40"><text:s text:c="12"/>c[i] = a[i] + b[i];</text:p>
      <text:p text:style-name="P40"><text:s text:c="12"/>printf("Thread %d:c[% d] = % f\n", tid, i, c[i]);</text:p>
      <text:p text:style-name="P40"><text:s text:c="8"/>}</text:p>
      <text:p text:style-name="P40"><text:s text:c="4"/>}</text:p>
      <text:p text:style-name="P40">} </text:p>
      <text:p text:style-name="P40"/>
      <text:p text:style-name="P17">Output:</text:p>
      <text:p text:style-name="P17"/>
      <text:p text:style-name="P52"><text:span text:style-name="T7">I) </text:span><text:bookmark-start text:name="9.1"/><text:span text:style-name="T7">schedule(static,chunk)</text:span><text:bookmark-end text:name="9.1"/></text:p>
      <text:p text:style-name="P17">a) Number of threads =5 and chunk size=10</text:p>
      <text:p text:style-name="P41">Thread 1 starting...</text:p>
      <text:p text:style-name="P41">Thread 1:c[ 10] = <text:s/>20.000000</text:p>
      <text:p text:style-name="P41">Thread 1:c[ 11] = <text:s/>22.000000</text:p>
      <text:p text:style-name="P41">Thread 1:c[ 12] = <text:s/>24.000000</text:p>
      <text:p text:style-name="P41">Thread 1:c[ 13] = <text:s/>26.000000</text:p>
      <text:p text:style-name="P41">Thread 1:c[ 14] = <text:s/>28.000000</text:p>
      <text:p text:style-name="P41">Thread 1:c[ 15] = <text:s/>30.000000</text:p>
      <text:p text:style-name="P41">Thread 1:c[ 16] = <text:s/>32.000000</text:p>
      <text:p text:style-name="P41">Thread 1:c[ 17] = <text:s/>34.000000</text:p>
      <text:p text:style-name="P41">Thread 1:c[ 18] = <text:s/>36.000000</text:p>
      <text:p text:style-name="P41">Thread 1:c[ 19] = <text:s/>38.000000</text:p>
      <text:p text:style-name="P41">Thread 1:c[ 60] = <text:s/>120.000000</text:p>
      <text:p text:style-name="P41">Thread 1:c[ 61] = <text:s/>122.000000</text:p>
      <text:p text:style-name="P41">Thread 1:c[ 62] = <text:s/>124.000000</text:p>
      <text:p text:style-name="P41">Thread 1:c[ 63] = <text:s/>126.000000</text:p>
      <text:p text:style-name="P41">Thread 1:c[ 64] = <text:s/>128.000000</text:p>
      <text:p text:style-name="P41">Thread 1:c[ 65] = <text:s/>130.000000</text:p>
      <text:p text:style-name="P41">Thread 1:c[ 66] = <text:s/>132.000000</text:p>
      <text:p text:style-name="P41">Thread 1:c[ 67] = <text:s/>134.000000</text:p>
      <text:p text:style-name="P41">Thread 1:c[ 68] = <text:s/>136.000000</text:p>
      <text:p text:style-name="P41">Thread 1:c[ 69] = <text:s/>138.000000</text:p>
      <text:p text:style-name="P41">Number of threads = 5</text:p>
      <text:p text:style-name="P41">Thread 0 starting...</text:p>
      <text:p text:style-name="P41">Thread 0:c[ 0] = <text:s/>0.000000</text:p>
      <text:p text:style-name="P41">Thread 0:c[ 1] = <text:s/>2.000000</text:p>
      <text:p text:style-name="P41">Thread 0:c[ 2] = <text:s/>4.000000</text:p>
      <text:p text:style-name="P41">Thread 0:c[ 3] = <text:s/>6.000000</text:p>
      <text:p text:style-name="P41">Thread 0:c[ 4] = <text:s/>8.000000</text:p>
      <text:p text:style-name="P41">Thread 0:c[ 5] = <text:s/>10.000000</text:p>
      <text:p text:style-name="P41"><text:soft-page-break/>Thread 0:c[ 6] = <text:s/>12.000000</text:p>
      <text:p text:style-name="P41">Thread 0:c[ 7] = <text:s/>14.000000</text:p>
      <text:p text:style-name="P41">Thread 0:c[ 8] = <text:s/>16.000000</text:p>
      <text:p text:style-name="P41">Thread 0:c[ 9] = <text:s/>18.000000</text:p>
      <text:p text:style-name="P41">Thread 0:c[ 50] = <text:s/>100.000000</text:p>
      <text:p text:style-name="P41">Thread 0:c[ 51] = <text:s/>102.000000</text:p>
      <text:p text:style-name="P41">Thread 0:c[ 52] = <text:s/>104.000000</text:p>
      <text:p text:style-name="P41">Thread 0:c[ 53] = <text:s/>106.000000</text:p>
      <text:p text:style-name="P41">Thread 0:c[ 54] = <text:s/>108.000000</text:p>
      <text:p text:style-name="P41">Thread 0:c[ 55] = <text:s/>110.000000</text:p>
      <text:p text:style-name="P41">Thread 0:c[ 56] = <text:s/>112.000000</text:p>
      <text:p text:style-name="P41">Thread 0:c[ 57] = <text:s/>114.000000</text:p>
      <text:p text:style-name="P41">Thread 0:c[ 58] = <text:s/>116.000000</text:p>
      <text:p text:style-name="P41">Thread 0:c[ 59] = <text:s/>118.000000</text:p>
      <text:p text:style-name="P41">Thread 2 starting...</text:p>
      <text:p text:style-name="P41">Thread 2:c[ 20] = <text:s/>40.000000</text:p>
      <text:p text:style-name="P41">Thread 2:c[ 21] = <text:s/>42.000000</text:p>
      <text:p text:style-name="P41">Thread 2:c[ 22] = <text:s/>44.000000</text:p>
      <text:p text:style-name="P41">Thread 2:c[ 23] = <text:s/>46.000000</text:p>
      <text:p text:style-name="P41">Thread 2:c[ 24] = <text:s/>48.000000</text:p>
      <text:p text:style-name="P41">Thread 2:c[ 25] = <text:s/>50.000000</text:p>
      <text:p text:style-name="P41">Thread 2:c[ 26] = <text:s/>52.000000</text:p>
      <text:p text:style-name="P41">Thread 2:c[ 27] = <text:s/>54.000000</text:p>
      <text:p text:style-name="P41">Thread 2:c[ 28] = <text:s/>56.000000</text:p>
      <text:p text:style-name="P41">Thread 2:c[ 29] = <text:s/>58.000000</text:p>
      <text:p text:style-name="P41">Thread 2:c[ 70] = <text:s/>140.000000</text:p>
      <text:p text:style-name="P41">Thread 2:c[ 71] = <text:s/>142.000000</text:p>
      <text:p text:style-name="P41">Thread 2:c[ 72] = <text:s/>144.000000</text:p>
      <text:p text:style-name="P41">Thread 2:c[ 73] = <text:s/>146.000000</text:p>
      <text:p text:style-name="P41">Thread 2:c[ 74] = <text:s/>148.000000</text:p>
      <text:p text:style-name="P41">Thread 2:c[ 75] = <text:s/>150.000000</text:p>
      <text:p text:style-name="P41">Thread 2:c[ 76] = <text:s/>152.000000</text:p>
      <text:p text:style-name="P41">Thread 2:c[ 77] = <text:s/>154.000000</text:p>
      <text:p text:style-name="P41">Thread 2:c[ 78] = <text:s/>156.000000</text:p>
      <text:p text:style-name="P41">Thread 2:c[ 79] = <text:s/>158.000000</text:p>
      <text:p text:style-name="P41">Thread 3 starting...</text:p>
      <text:p text:style-name="P41">Thread 3:c[ 30] = <text:s/>60.000000</text:p>
      <text:p text:style-name="P41">Thread 3:c[ 31] = <text:s/>62.000000</text:p>
      <text:p text:style-name="P41">Thread 3:c[ 32] = <text:s/>64.000000</text:p>
      <text:p text:style-name="P41">Thread 3:c[ 33] = <text:s/>66.000000</text:p>
      <text:p text:style-name="P41">Thread 3:c[ 34] = <text:s/>68.000000</text:p>
      <text:p text:style-name="P41">Thread 3:c[ 35] = <text:s/>70.000000</text:p>
      <text:p text:style-name="P41">Thread 3:c[ 36] = <text:s/>72.000000</text:p>
      <text:p text:style-name="P41">Thread 3:c[ 37] = <text:s/>74.000000</text:p>
      <text:p text:style-name="P41">Thread 3:c[ 38] = <text:s/>76.000000</text:p>
      <text:p text:style-name="P41">Thread 3:c[ 39] = <text:s/>78.000000</text:p>
      <text:p text:style-name="P41">Thread 3:c[ 80] = <text:s/>160.000000</text:p>
      <text:p text:style-name="P41">Thread 3:c[ 81] = <text:s/>162.000000</text:p>
      <text:p text:style-name="P41">Thread 3:c[ 82] = <text:s/>164.000000</text:p>
      <text:p text:style-name="P41"><text:soft-page-break/>Thread 3:c[ 83] = <text:s/>166.000000</text:p>
      <text:p text:style-name="P41">Thread 3:c[ 84] = <text:s/>168.000000</text:p>
      <text:p text:style-name="P41">Thread 3:c[ 85] = <text:s/>170.000000</text:p>
      <text:p text:style-name="P41">Thread 3:c[ 86] = <text:s/>172.000000</text:p>
      <text:p text:style-name="P41">Thread 3:c[ 87] = <text:s/>174.000000</text:p>
      <text:p text:style-name="P41">Thread 3:c[ 88] = <text:s/>176.000000</text:p>
      <text:p text:style-name="P41">Thread 3:c[ 89] = <text:s/>178.000000</text:p>
      <text:p text:style-name="P41">Thread 4 starting...</text:p>
      <text:p text:style-name="P41">Thread 4:c[ 40] = <text:s/>80.000000</text:p>
      <text:p text:style-name="P41">Thread 4:c[ 41] = <text:s/>82.000000</text:p>
      <text:p text:style-name="P41">Thread 4:c[ 42] = <text:s/>84.000000</text:p>
      <text:p text:style-name="P41">Thread 4:c[ 43] = <text:s/>86.000000</text:p>
      <text:p text:style-name="P41">Thread 4:c[ 44] = <text:s/>88.000000</text:p>
      <text:p text:style-name="P41">Thread 4:c[ 45] = <text:s/>90.000000</text:p>
      <text:p text:style-name="P41">Thread 4:c[ 46] = <text:s/>92.000000</text:p>
      <text:p text:style-name="P41">Thread 4:c[ 47] = <text:s/>94.000000</text:p>
      <text:p text:style-name="P41">Thread 4:c[ 48] = <text:s/>96.000000</text:p>
      <text:p text:style-name="P41">Thread 4:c[ 49] = <text:s/>98.000000</text:p>
      <text:p text:style-name="P41">Thread 4:c[ 90] = <text:s/>180.000000</text:p>
      <text:p text:style-name="P41">Thread 4:c[ 91] = <text:s/>182.000000</text:p>
      <text:p text:style-name="P41">Thread 4:c[ 92] = <text:s/>184.000000</text:p>
      <text:p text:style-name="P41">Thread 4:c[ 93] = <text:s/>186.000000</text:p>
      <text:p text:style-name="P41">Thread 4:c[ 94] = <text:s/>188.000000</text:p>
      <text:p text:style-name="P41">Thread 4:c[ 95] = <text:s/>190.000000</text:p>
      <text:p text:style-name="P41">Thread 4:c[ 96] = <text:s/>192.000000</text:p>
      <text:p text:style-name="P41">Thread 4:c[ 97] = <text:s/>194.000000</text:p>
      <text:p text:style-name="P41">Thread 4:c[ 98] = <text:s/>196.000000</text:p>
      <text:p text:style-name="P41">Thread 4:c[ 99] = <text:s/>198.000000</text:p>
      <text:p text:style-name="P41"/>
      <text:p text:style-name="P18">b) <text:span text:style-name="T25">N</text:span>umber of threads =5 and chunk size =25</text:p>
      <text:p text:style-name="P41">Thread 1 starting...</text:p>
      <text:p text:style-name="P41">Thread 1:c[ 25] = <text:s/>50.000000</text:p>
      <text:p text:style-name="P41">Thread 1:c[ 26] = <text:s/>52.000000</text:p>
      <text:p text:style-name="P41">Thread 1:c[ 27] = <text:s/>54.000000</text:p>
      <text:p text:style-name="P41">Thread 1:c[ 28] = <text:s/>56.000000</text:p>
      <text:p text:style-name="P41">Thread 1:c[ 29] = <text:s/>58.000000</text:p>
      <text:p text:style-name="P41">Thread 1:c[ 30] = <text:s/>60.000000</text:p>
      <text:p text:style-name="P41">Thread 1:c[ 31] = <text:s/>62.000000</text:p>
      <text:p text:style-name="P41">Thread 1:c[ 32] = <text:s/>64.000000</text:p>
      <text:p text:style-name="P41">Thread 1:c[ 33] = <text:s/>66.000000</text:p>
      <text:p text:style-name="P41">Thread 1:c[ 34] = <text:s/>68.000000</text:p>
      <text:p text:style-name="P41">Thread 1:c[ 35] = <text:s/>70.000000</text:p>
      <text:p text:style-name="P41">Thread 1:c[ 36] = <text:s/>72.000000</text:p>
      <text:p text:style-name="P41">Thread 1:c[ 37] = <text:s/>74.000000</text:p>
      <text:p text:style-name="P41">Thread 1:c[ 38] = <text:s/>76.000000</text:p>
      <text:p text:style-name="P41">Thread 1:c[ 39] = <text:s/>78.000000</text:p>
      <text:p text:style-name="P41">Thread 1:c[ 40] = <text:s/>80.000000</text:p>
      <text:p text:style-name="P41">Thread 1:c[ 41] = <text:s/>82.000000</text:p>
      <text:p text:style-name="P41">Thread 1:c[ 42] = <text:s/>84.000000</text:p>
      <text:p text:style-name="P41"><text:soft-page-break/>Thread 1:c[ 43] = <text:s/>86.000000</text:p>
      <text:p text:style-name="P41">Thread 1:c[ 44] = <text:s/>88.000000</text:p>
      <text:p text:style-name="P41">Thread 1:c[ 45] = <text:s/>90.000000</text:p>
      <text:p text:style-name="P41">Thread 1:c[ 46] = <text:s/>92.000000</text:p>
      <text:p text:style-name="P41">Thread 1:c[ 47] = <text:s/>94.000000</text:p>
      <text:p text:style-name="P41">Thread 1:c[ 48] = <text:s/>96.000000</text:p>
      <text:p text:style-name="P41">Thread 1:c[ 49] = <text:s/>98.000000</text:p>
      <text:p text:style-name="P41">Thread 3 starting...</text:p>
      <text:p text:style-name="P41">Thread 3:c[ 75] = <text:s/>150.000000</text:p>
      <text:p text:style-name="P41">Thread 3:c[ 76] = <text:s/>152.000000</text:p>
      <text:p text:style-name="P41">Thread 3:c[ 77] = <text:s/>154.000000</text:p>
      <text:p text:style-name="P41">Thread 3:c[ 78] = <text:s/>156.000000</text:p>
      <text:p text:style-name="P41">Thread 3:c[ 79] = <text:s/>158.000000</text:p>
      <text:p text:style-name="P41">Thread 3:c[ 80] = <text:s/>160.000000</text:p>
      <text:p text:style-name="P41">Thread 3:c[ 81] = <text:s/>162.000000</text:p>
      <text:p text:style-name="P41">Thread 3:c[ 82] = <text:s/>164.000000</text:p>
      <text:p text:style-name="P41">Thread 3:c[ 83] = <text:s/>166.000000</text:p>
      <text:p text:style-name="P41">Thread 3:c[ 84] = <text:s/>168.000000</text:p>
      <text:p text:style-name="P41">Thread 3:c[ 85] = <text:s/>170.000000</text:p>
      <text:p text:style-name="P41">Thread 3:c[ 86] = <text:s/>172.000000</text:p>
      <text:p text:style-name="P41">Thread 3:c[ 87] = <text:s/>174.000000</text:p>
      <text:p text:style-name="P41">Thread 3:c[ 88] = <text:s/>176.000000</text:p>
      <text:p text:style-name="P41">Thread 3:c[ 89] = <text:s/>178.000000</text:p>
      <text:p text:style-name="P41">Thread 3:c[ 90] = <text:s/>180.000000</text:p>
      <text:p text:style-name="P41">Thread 3:c[ 91] = <text:s/>182.000000</text:p>
      <text:p text:style-name="P41">Thread 3:c[ 92] = <text:s/>184.000000</text:p>
      <text:p text:style-name="P41">Thread 3:c[ 93] = <text:s/>186.000000</text:p>
      <text:p text:style-name="P41">Thread 3:c[ 94] = <text:s/>188.000000</text:p>
      <text:p text:style-name="P41">Thread 3:c[ 95] = <text:s/>190.000000</text:p>
      <text:p text:style-name="P41">Thread 3:c[ 96] = <text:s/>192.000000</text:p>
      <text:p text:style-name="P41">Thread 3:c[ 97] = <text:s/>194.000000</text:p>
      <text:p text:style-name="P41">Thread 3:c[ 98] = <text:s/>196.000000</text:p>
      <text:p text:style-name="P41">Thread 3:c[ 99] = <text:s/>198.000000</text:p>
      <text:p text:style-name="P41">Thread 4 starting...</text:p>
      <text:p text:style-name="P41">Number of threads = 5</text:p>
      <text:p text:style-name="P41">Thread 0 starting...</text:p>
      <text:p text:style-name="P41">Thread 0:c[ 0] = <text:s/>0.000000</text:p>
      <text:p text:style-name="P41">Thread 0:c[ 1] = <text:s/>2.000000</text:p>
      <text:p text:style-name="P41">Thread 0:c[ 2] = <text:s/>4.000000</text:p>
      <text:p text:style-name="P41">Thread 0:c[ 3] = <text:s/>6.000000</text:p>
      <text:p text:style-name="P41">Thread 0:c[ 4] = <text:s/>8.000000</text:p>
      <text:p text:style-name="P41">Thread 0:c[ 5] = <text:s/>10.000000</text:p>
      <text:p text:style-name="P41">Thread 0:c[ 6] = <text:s/>12.000000</text:p>
      <text:p text:style-name="P41">Thread 0:c[ 7] = <text:s/>14.000000</text:p>
      <text:p text:style-name="P41">Thread 0:c[ 8] = <text:s/>16.000000</text:p>
      <text:p text:style-name="P41">Thread 0:c[ 9] = <text:s/>18.000000</text:p>
      <text:p text:style-name="P41">Thread 0:c[ 10] = <text:s/>20.000000</text:p>
      <text:p text:style-name="P41">Thread 0:c[ 11] = <text:s/>22.000000</text:p>
      <text:p text:style-name="P41">Thread 0:c[ 12] = <text:s/>24.000000</text:p>
      <text:p text:style-name="P41"><text:soft-page-break/>Thread 0:c[ 13] = <text:s/>26.000000</text:p>
      <text:p text:style-name="P41">Thread 0:c[ 14] = <text:s/>28.000000</text:p>
      <text:p text:style-name="P41">Thread 0:c[ 15] = <text:s/>30.000000</text:p>
      <text:p text:style-name="P41">Thread 0:c[ 16] = <text:s/>32.000000</text:p>
      <text:p text:style-name="P41">Thread 0:c[ 17] = <text:s/>34.000000</text:p>
      <text:p text:style-name="P41">Thread 0:c[ 18] = <text:s/>36.000000</text:p>
      <text:p text:style-name="P41">Thread 0:c[ 19] = <text:s/>38.000000</text:p>
      <text:p text:style-name="P41">Thread 0:c[ 20] = <text:s/>40.000000</text:p>
      <text:p text:style-name="P41">Thread 0:c[ 21] = <text:s/>42.000000</text:p>
      <text:p text:style-name="P41">Thread 0:c[ 22] = <text:s/>44.000000</text:p>
      <text:p text:style-name="P41">Thread 0:c[ 23] = <text:s/>46.000000</text:p>
      <text:p text:style-name="P41">Thread 0:c[ 24] = <text:s/>48.000000</text:p>
      <text:p text:style-name="P41">Thread 2 starting...</text:p>
      <text:p text:style-name="P41">Thread 2:c[ 50] = <text:s/>100.000000</text:p>
      <text:p text:style-name="P41">Thread 2:c[ 51] = <text:s/>102.000000</text:p>
      <text:p text:style-name="P41">Thread 2:c[ 52] = <text:s/>104.000000</text:p>
      <text:p text:style-name="P41">Thread 2:c[ 53] = <text:s/>106.000000</text:p>
      <text:p text:style-name="P41">Thread 2:c[ 54] = <text:s/>108.000000</text:p>
      <text:p text:style-name="P41">Thread 2:c[ 55] = <text:s/>110.000000</text:p>
      <text:p text:style-name="P41">Thread 2:c[ 56] = <text:s/>112.000000</text:p>
      <text:p text:style-name="P41">Thread 2:c[ 57] = <text:s/>114.000000</text:p>
      <text:p text:style-name="P41">Thread 2:c[ 58] = <text:s/>116.000000</text:p>
      <text:p text:style-name="P41">Thread 2:c[ 59] = <text:s/>118.000000</text:p>
      <text:p text:style-name="P41">Thread 2:c[ 60] = <text:s/>120.000000</text:p>
      <text:p text:style-name="P41">Thread 2:c[ 61] = <text:s/>122.000000</text:p>
      <text:p text:style-name="P41">Thread 2:c[ 62] = <text:s/>124.000000</text:p>
      <text:p text:style-name="P41">Thread 2:c[ 63] = <text:s/>126.000000</text:p>
      <text:p text:style-name="P41">Thread 2:c[ 64] = <text:s/>128.000000</text:p>
      <text:p text:style-name="P41">Thread 2:c[ 65] = <text:s/>130.000000</text:p>
      <text:p text:style-name="P41">Thread 2:c[ 66] = <text:s/>132.000000</text:p>
      <text:p text:style-name="P41">Thread 2:c[ 67] = <text:s/>134.000000</text:p>
      <text:p text:style-name="P41">Thread 2:c[ 68] = <text:s/>136.000000</text:p>
      <text:p text:style-name="P41">Thread 2:c[ 69] = <text:s/>138.000000</text:p>
      <text:p text:style-name="P41">Thread 2:c[ 70] = <text:s/>140.000000</text:p>
      <text:p text:style-name="P41">Thread 2:c[ 71] = <text:s/>142.000000</text:p>
      <text:p text:style-name="P41">Thread 2:c[ 72] = <text:s/>144.000000</text:p>
      <text:p text:style-name="P41">Thread 2:c[ 73] = <text:s/>146.000000</text:p>
      <text:p text:style-name="P41">Thread 2:c[ 74] = <text:s/>148.000000</text:p>
      <text:p text:style-name="P41"/>
      <text:p text:style-name="P19">II) <text:bookmark-start text:name="9.2"/>schedule(dynamic,chunk)<text:bookmark-end text:name="9.2"/></text:p>
      <text:p text:style-name="P20">a) Number of threads = 5 and chunk size =10</text:p>
      <text:p text:style-name="P42">Thread 2 starting...</text:p>
      <text:p text:style-name="P42">Thread 2:c[ 0] = <text:s/>0.000000</text:p>
      <text:p text:style-name="P42">Thread 2:c[ 1] = <text:s/>2.000000</text:p>
      <text:p text:style-name="P42">Thread 2:c[ 2] = <text:s/>4.000000</text:p>
      <text:p text:style-name="P42">Thread 1 starting...</text:p>
      <text:p text:style-name="P42">Thread 3 starting...</text:p>
      <text:p text:style-name="P42">Thread 3:c[ 10] = <text:s/>20.000000</text:p>
      <text:p text:style-name="P42">Thread 3:c[ 11] = <text:s/>22.000000</text:p>
      <text:p text:style-name="P42"><text:soft-page-break/>Thread 3:c[ 12] = <text:s/>24.000000</text:p>
      <text:p text:style-name="P42">Thread 1:c[ 20] = <text:s/>40.000000</text:p>
      <text:p text:style-name="P42">Number of threads = 5</text:p>
      <text:p text:style-name="P42">Thread 0 starting...</text:p>
      <text:p text:style-name="P42">Thread 2:c[ 3] = <text:s/>6.000000</text:p>
      <text:p text:style-name="P42">Thread 2:c[ 4] = <text:s/>8.000000</text:p>
      <text:p text:style-name="P42">Thread 2:c[ 5] = <text:s/>10.000000</text:p>
      <text:p text:style-name="P42">Thread 2:c[ 6] = <text:s/>12.000000</text:p>
      <text:p text:style-name="P42">Thread 2:c[ 7] = <text:s/>14.000000</text:p>
      <text:p text:style-name="P42">Thread 2:c[ 8] = <text:s/>16.000000</text:p>
      <text:p text:style-name="P42">Thread 2:c[ 9] = <text:s/>18.000000</text:p>
      <text:p text:style-name="P42">Thread 2:c[ 40] = <text:s/>80.000000</text:p>
      <text:p text:style-name="P42">Thread 2:c[ 41] = <text:s/>82.000000</text:p>
      <text:p text:style-name="P42">Thread 2:c[ 42] = <text:s/>84.000000</text:p>
      <text:p text:style-name="P42">Thread 2:c[ 43] = <text:s/>86.000000</text:p>
      <text:p text:style-name="P42">Thread 2:c[ 44] = <text:s/>88.000000</text:p>
      <text:p text:style-name="P42">Thread 2:c[ 45] = <text:s/>90.000000</text:p>
      <text:p text:style-name="P42">Thread 2:c[ 46] = <text:s/>92.000000</text:p>
      <text:p text:style-name="P42">Thread 2:c[ 47] = <text:s/>94.000000</text:p>
      <text:p text:style-name="P42">Thread 2:c[ 48] = <text:s/>96.000000</text:p>
      <text:p text:style-name="P42">Thread 2:c[ 49] = <text:s/>98.000000</text:p>
      <text:p text:style-name="P42">Thread 2:c[ 50] = <text:s/>100.000000</text:p>
      <text:p text:style-name="P42">Thread 2:c[ 51] = <text:s/>102.000000</text:p>
      <text:p text:style-name="P42">Thread 2:c[ 52] = <text:s/>104.000000</text:p>
      <text:p text:style-name="P42">Thread 2:c[ 53] = <text:s/>106.000000</text:p>
      <text:p text:style-name="P42">Thread 2:c[ 54] = <text:s/>108.000000</text:p>
      <text:p text:style-name="P42">Thread 2:c[ 55] = <text:s/>110.000000</text:p>
      <text:p text:style-name="P42">Thread 2:c[ 56] = <text:s/>112.000000</text:p>
      <text:p text:style-name="P42">Thread 2:c[ 57] = <text:s/>114.000000</text:p>
      <text:p text:style-name="P42">Thread 2:c[ 58] = <text:s/>116.000000</text:p>
      <text:p text:style-name="P42">Thread 2:c[ 59] = <text:s/>118.000000</text:p>
      <text:p text:style-name="P42">Thread 2:c[ 60] = <text:s/>120.000000</text:p>
      <text:p text:style-name="P42">Thread 2:c[ 61] = <text:s/>122.000000</text:p>
      <text:p text:style-name="P42">Thread 2:c[ 62] = <text:s/>124.000000</text:p>
      <text:p text:style-name="P42">Thread 2:c[ 63] = <text:s/>126.000000</text:p>
      <text:p text:style-name="P42">Thread 2:c[ 64] = <text:s/>128.000000</text:p>
      <text:p text:style-name="P42">Thread 2:c[ 65] = <text:s/>130.000000</text:p>
      <text:p text:style-name="P42">Thread 2:c[ 66] = <text:s/>132.000000</text:p>
      <text:p text:style-name="P42">Thread 2:c[ 67] = <text:s/>134.000000</text:p>
      <text:p text:style-name="P42">Thread 2:c[ 68] = <text:s/>136.000000</text:p>
      <text:p text:style-name="P42">Thread 2:c[ 69] = <text:s/>138.000000</text:p>
      <text:p text:style-name="P42">Thread 4 starting...</text:p>
      <text:p text:style-name="P42">Thread 1:c[ 21] = <text:s/>42.000000</text:p>
      <text:p text:style-name="P42">Thread 1:c[ 22] = <text:s/>44.000000</text:p>
      <text:p text:style-name="P42">Thread 2:c[ 70] = <text:s/>140.000000</text:p>
      <text:p text:style-name="P42">Thread 2:c[ 71] = <text:s/>142.000000</text:p>
      <text:p text:style-name="P42">Thread 2:c[ 72] = <text:s/>144.000000</text:p>
      <text:p text:style-name="P42">Thread 2:c[ 73] = <text:s/>146.000000</text:p>
      <text:p text:style-name="P42">Thread 2:c[ 74] = <text:s/>148.000000</text:p>
      <text:p text:style-name="P42"><text:soft-page-break/>Thread 2:c[ 75] = <text:s/>150.000000</text:p>
      <text:p text:style-name="P42">Thread 2:c[ 76] = <text:s/>152.000000</text:p>
      <text:p text:style-name="P42">Thread 2:c[ 77] = <text:s/>154.000000</text:p>
      <text:p text:style-name="P42">Thread 2:c[ 78] = <text:s/>156.000000</text:p>
      <text:p text:style-name="P42">Thread 2:c[ 79] = <text:s/>158.000000</text:p>
      <text:p text:style-name="P42">Thread 2:c[ 90] = <text:s/>180.000000</text:p>
      <text:p text:style-name="P42">Thread 2:c[ 91] = <text:s/>182.000000</text:p>
      <text:p text:style-name="P42">Thread 2:c[ 92] = <text:s/>184.000000</text:p>
      <text:p text:style-name="P42">Thread 2:c[ 93] = <text:s/>186.000000</text:p>
      <text:p text:style-name="P42">Thread 2:c[ 94] = <text:s/>188.000000</text:p>
      <text:p text:style-name="P42">Thread 2:c[ 95] = <text:s/>190.000000</text:p>
      <text:p text:style-name="P42">Thread 2:c[ 96] = <text:s/>192.000000</text:p>
      <text:p text:style-name="P42">Thread 2:c[ 97] = <text:s/>194.000000</text:p>
      <text:p text:style-name="P42">Thread 2:c[ 98] = <text:s/>196.000000</text:p>
      <text:p text:style-name="P42">Thread 2:c[ 99] = <text:s/>198.000000</text:p>
      <text:p text:style-name="P42">Thread 3:c[ 13] = <text:s/>26.000000</text:p>
      <text:p text:style-name="P42">Thread 3:c[ 14] = <text:s/>28.000000</text:p>
      <text:p text:style-name="P42">Thread 3:c[ 15] = <text:s/>30.000000</text:p>
      <text:p text:style-name="P42">Thread 3:c[ 16] = <text:s/>32.000000</text:p>
      <text:p text:style-name="P42">Thread 3:c[ 17] = <text:s/>34.000000</text:p>
      <text:p text:style-name="P42">Thread 3:c[ 18] = <text:s/>36.000000</text:p>
      <text:p text:style-name="P42">Thread 3:c[ 19] = <text:s/>38.000000</text:p>
      <text:p text:style-name="P42">Thread 4:c[ 80] = <text:s/>160.000000</text:p>
      <text:p text:style-name="P42">Thread 4:c[ 81] = <text:s/>162.000000</text:p>
      <text:p text:style-name="P42">Thread 4:c[ 82] = <text:s/>164.000000</text:p>
      <text:p text:style-name="P42">Thread 4:c[ 83] = <text:s/>166.000000</text:p>
      <text:p text:style-name="P42">Thread 4:c[ 84] = <text:s/>168.000000</text:p>
      <text:p text:style-name="P42">Thread 4:c[ 85] = <text:s/>170.000000</text:p>
      <text:p text:style-name="P42">Thread 4:c[ 86] = <text:s/>172.000000</text:p>
      <text:p text:style-name="P42">Thread 4:c[ 87] = <text:s/>174.000000</text:p>
      <text:p text:style-name="P42">Thread 4:c[ 88] = <text:s/>176.000000</text:p>
      <text:p text:style-name="P42">Thread 4:c[ 89] = <text:s/>178.000000</text:p>
      <text:p text:style-name="P42">Thread 1:c[ 23] = <text:s/>46.000000</text:p>
      <text:p text:style-name="P42">Thread 1:c[ 24] = <text:s/>48.000000</text:p>
      <text:p text:style-name="P42">Thread 1:c[ 25] = <text:s/>50.000000</text:p>
      <text:p text:style-name="P42">Thread 1:c[ 26] = <text:s/>52.000000</text:p>
      <text:p text:style-name="P42">Thread 1:c[ 27] = <text:s/>54.000000</text:p>
      <text:p text:style-name="P42">Thread 1:c[ 28] = <text:s/>56.000000</text:p>
      <text:p text:style-name="P42">Thread 1:c[ 29] = <text:s/>58.000000</text:p>
      <text:p text:style-name="P42">Thread 0:c[ 30] = <text:s/>60.000000</text:p>
      <text:p text:style-name="P42">Thread 0:c[ 31] = <text:s/>62.000000</text:p>
      <text:p text:style-name="P42">Thread 0:c[ 32] = <text:s/>64.000000</text:p>
      <text:p text:style-name="P42">Thread 0:c[ 33] = <text:s/>66.000000</text:p>
      <text:p text:style-name="P42">Thread 0:c[ 34] = <text:s/>68.000000</text:p>
      <text:p text:style-name="P42">Thread 0:c[ 35] = <text:s/>70.000000</text:p>
      <text:p text:style-name="P42">Thread 0:c[ 36] = <text:s/>72.000000</text:p>
      <text:p text:style-name="P42">Thread 0:c[ 37] = <text:s/>74.000000</text:p>
      <text:p text:style-name="P42">Thread 0:c[ 38] = <text:s/>76.000000</text:p>
      <text:p text:style-name="P42">Thread 0:c[ 39] = <text:s/>78.000000</text:p>
      <text:p text:style-name="P67">b) Number of threads = 8 and chunk size = 10</text:p>
      <text:p text:style-name="P43">Thread 1 starting...</text:p>
      <text:p text:style-name="P43">Thread 1:c[ 0] = <text:s/>0.000000</text:p>
      <text:p text:style-name="P43">Thread 1:c[ 1] = <text:s/>2.000000</text:p>
      <text:p text:style-name="P43">Thread 1:c[ 2] = <text:s/>4.000000</text:p>
      <text:p text:style-name="P43">Thread 1:c[ 3] = <text:s/>6.000000</text:p>
      <text:p text:style-name="P43">Thread 1:c[ 4] = <text:s/>8.000000</text:p>
      <text:p text:style-name="P43">Thread 1:c[ 5] = <text:s/>10.000000</text:p>
      <text:p text:style-name="P43">Thread 1:c[ 6] = <text:s/>12.000000</text:p>
      <text:p text:style-name="P43">Thread 1:c[ 7] = <text:s/>14.000000</text:p>
      <text:p text:style-name="P43">Thread 1:c[ 8] = <text:s/>16.000000</text:p>
      <text:p text:style-name="P43">Thread 1:c[ 9] = <text:s/>18.000000</text:p>
      <text:p text:style-name="P43">Thread 1:c[ 10] = <text:s/>20.000000</text:p>
      <text:p text:style-name="P43">Thread 1:c[ 11] = <text:s/>22.000000</text:p>
      <text:p text:style-name="P43">Thread 1:c[ 12] = <text:s/>24.000000</text:p>
      <text:p text:style-name="P43">Thread 1:c[ 13] = <text:s/>26.000000</text:p>
      <text:p text:style-name="P43">Thread 1:c[ 14] = <text:s/>28.000000</text:p>
      <text:p text:style-name="P43">Thread 1:c[ 15] = <text:s/>30.000000</text:p>
      <text:p text:style-name="P43">Thread 1:c[ 16] = <text:s/>32.000000</text:p>
      <text:p text:style-name="P43">Thread 1:c[ 17] = <text:s/>34.000000</text:p>
      <text:p text:style-name="P43">Thread 1:c[ 18] = <text:s/>36.000000</text:p>
      <text:p text:style-name="P43">Thread 1:c[ 19] = <text:s/>38.000000</text:p>
      <text:p text:style-name="P43">Thread 1:c[ 20] = <text:s/>40.000000</text:p>
      <text:p text:style-name="P43">Thread 1:c[ 21] = <text:s/>42.000000</text:p>
      <text:p text:style-name="P43">Thread 1:c[ 22] = <text:s/>44.000000</text:p>
      <text:p text:style-name="P43">Thread 1:c[ 23] = <text:s/>46.000000</text:p>
      <text:p text:style-name="P43">Thread 1:c[ 24] = <text:s/>48.000000</text:p>
      <text:p text:style-name="P43">Thread 1:c[ 25] = <text:s/>50.000000</text:p>
      <text:p text:style-name="P43">Thread 1:c[ 26] = <text:s/>52.000000</text:p>
      <text:p text:style-name="P43">Thread 1:c[ 27] = <text:s/>54.000000</text:p>
      <text:p text:style-name="P43">Thread 1:c[ 28] = <text:s/>56.000000</text:p>
      <text:p text:style-name="P43">Thread 1:c[ 29] = <text:s/>58.000000</text:p>
      <text:p text:style-name="P43">Thread 1:c[ 30] = <text:s/>60.000000</text:p>
      <text:p text:style-name="P43">Thread 1:c[ 31] = <text:s/>62.000000</text:p>
      <text:p text:style-name="P43">Thread 1:c[ 32] = <text:s/>64.000000</text:p>
      <text:p text:style-name="P43">Thread 1:c[ 33] = <text:s/>66.000000</text:p>
      <text:p text:style-name="P43">Thread 1:c[ 34] = <text:s/>68.000000</text:p>
      <text:p text:style-name="P43">Thread 1:c[ 35] = <text:s/>70.000000</text:p>
      <text:p text:style-name="P43">Thread 1:c[ 36] = <text:s/>72.000000</text:p>
      <text:p text:style-name="P43">Thread 1:c[ 37] = <text:s/>74.000000</text:p>
      <text:p text:style-name="P43">Thread 1:c[ 38] = <text:s/>76.000000</text:p>
      <text:p text:style-name="P43">Thread 1:c[ 39] = <text:s/>78.000000</text:p>
      <text:p text:style-name="P43">Thread 1:c[ 40] = <text:s/>80.000000</text:p>
      <text:p text:style-name="P43">Thread 1:c[ 41] = <text:s/>82.000000</text:p>
      <text:p text:style-name="P43">Thread 1:c[ 42] = <text:s/>84.000000</text:p>
      <text:p text:style-name="P43">Thread 1:c[ 43] = <text:s/>86.000000</text:p>
      <text:p text:style-name="P43">Thread 1:c[ 44] = <text:s/>88.000000</text:p>
      <text:p text:style-name="P43">Thread 1:c[ 45] = <text:s/>90.000000</text:p>
      <text:p text:style-name="P43">Thread 1:c[ 46] = <text:s/>92.000000</text:p>
      <text:p text:style-name="P43"><text:soft-page-break/>Thread 1:c[ 47] = <text:s/>94.000000</text:p>
      <text:p text:style-name="P43">Thread 1:c[ 48] = <text:s/>96.000000</text:p>
      <text:p text:style-name="P43">Thread 1:c[ 49] = <text:s/>98.000000</text:p>
      <text:p text:style-name="P43">Thread 1:c[ 50] = <text:s/>100.000000</text:p>
      <text:p text:style-name="P43">Thread 1:c[ 51] = <text:s/>102.000000</text:p>
      <text:p text:style-name="P43">Thread 1:c[ 52] = <text:s/>104.000000</text:p>
      <text:p text:style-name="P43">Thread 1:c[ 53] = <text:s/>106.000000</text:p>
      <text:p text:style-name="P43">Thread 1:c[ 54] = <text:s/>108.000000</text:p>
      <text:p text:style-name="P43">Thread 1:c[ 55] = <text:s/>110.000000</text:p>
      <text:p text:style-name="P43">Thread 1:c[ 56] = <text:s/>112.000000</text:p>
      <text:p text:style-name="P43">Thread 1:c[ 57] = <text:s/>114.000000</text:p>
      <text:p text:style-name="P43">Thread 1:c[ 58] = <text:s/>116.000000</text:p>
      <text:p text:style-name="P43">Thread 1:c[ 59] = <text:s/>118.000000</text:p>
      <text:p text:style-name="P43">Thread 1:c[ 60] = <text:s/>120.000000</text:p>
      <text:p text:style-name="P43">Thread 1:c[ 61] = <text:s/>122.000000</text:p>
      <text:p text:style-name="P43">Thread 1:c[ 62] = <text:s/>124.000000</text:p>
      <text:p text:style-name="P43">Thread 1:c[ 63] = <text:s/>126.000000</text:p>
      <text:p text:style-name="P43">Thread 1:c[ 64] = <text:s/>128.000000</text:p>
      <text:p text:style-name="P43">Thread 1:c[ 65] = <text:s/>130.000000</text:p>
      <text:p text:style-name="P43">Thread 1:c[ 66] = <text:s/>132.000000</text:p>
      <text:p text:style-name="P43">Thread 1:c[ 67] = <text:s/>134.000000</text:p>
      <text:p text:style-name="P43">Thread 1:c[ 68] = <text:s/>136.000000</text:p>
      <text:p text:style-name="P43">Thread 1:c[ 69] = <text:s/>138.000000</text:p>
      <text:p text:style-name="P43">Thread 1:c[ 70] = <text:s/>140.000000</text:p>
      <text:p text:style-name="P43">Thread 1:c[ 71] = <text:s/>142.000000</text:p>
      <text:p text:style-name="P43">Thread 1:c[ 72] = <text:s/>144.000000</text:p>
      <text:p text:style-name="P43">Thread 1:c[ 73] = <text:s/>146.000000</text:p>
      <text:p text:style-name="P43">Thread 1:c[ 74] = <text:s/>148.000000</text:p>
      <text:p text:style-name="P43">Thread 1:c[ 75] = <text:s/>150.000000</text:p>
      <text:p text:style-name="P43">Thread 1:c[ 76] = <text:s/>152.000000</text:p>
      <text:p text:style-name="P43">Thread 1:c[ 77] = <text:s/>154.000000</text:p>
      <text:p text:style-name="P43">Thread 1:c[ 78] = <text:s/>156.000000</text:p>
      <text:p text:style-name="P43">Thread 1:c[ 79] = <text:s/>158.000000</text:p>
      <text:p text:style-name="P43">Thread 1:c[ 80] = <text:s/>160.000000</text:p>
      <text:p text:style-name="P43">Thread 1:c[ 81] = <text:s/>162.000000</text:p>
      <text:p text:style-name="P43">Thread 1:c[ 82] = <text:s/>164.000000</text:p>
      <text:p text:style-name="P43">Thread 1:c[ 83] = <text:s/>166.000000</text:p>
      <text:p text:style-name="P43">Thread 1:c[ 84] = <text:s/>168.000000</text:p>
      <text:p text:style-name="P43">Thread 1:c[ 85] = <text:s/>170.000000</text:p>
      <text:p text:style-name="P43">Thread 1:c[ 86] = <text:s/>172.000000</text:p>
      <text:p text:style-name="P43">Thread 1:c[ 87] = <text:s/>174.000000</text:p>
      <text:p text:style-name="P43">Thread 1:c[ 88] = <text:s/>176.000000</text:p>
      <text:p text:style-name="P43">Thread 1:c[ 89] = <text:s/>178.000000</text:p>
      <text:p text:style-name="P43">Thread 1:c[ 90] = <text:s/>180.000000</text:p>
      <text:p text:style-name="P43">Thread 1:c[ 91] = <text:s/>182.000000</text:p>
      <text:p text:style-name="P43">Thread 1:c[ 92] = <text:s/>184.000000</text:p>
      <text:p text:style-name="P43">Thread 1:c[ 93] = <text:s/>186.000000</text:p>
      <text:p text:style-name="P43">Thread 1:c[ 94] = <text:s/>188.000000</text:p>
      <text:p text:style-name="P43">Thread 1:c[ 95] = <text:s/>190.000000</text:p>
      <text:p text:style-name="P43"><text:soft-page-break/>Thread 1:c[ 96] = <text:s/>192.000000</text:p>
      <text:p text:style-name="P43">Thread 1:c[ 97] = <text:s/>194.000000</text:p>
      <text:p text:style-name="P43">Thread 1:c[ 98] = <text:s/>196.000000</text:p>
      <text:p text:style-name="P43">Thread 1:c[ 99] = <text:s/>198.000000</text:p>
      <text:p text:style-name="P43">Thread 2 starting...</text:p>
      <text:p text:style-name="P43">Thread 5 starting...</text:p>
      <text:p text:style-name="P43">Thread 6 starting...</text:p>
      <text:p text:style-name="P43">Thread 7 starting...</text:p>
      <text:p text:style-name="P43">Thread 4 starting...</text:p>
      <text:p text:style-name="P43">Number of threads = 8</text:p>
      <text:p text:style-name="P43">Thread 0 starting...</text:p>
      <text:p text:style-name="P43">Thread 3 starting...</text:p>
      <text:p text:style-name="P43"/>
      <text:p text:style-name="P21">III) <text:bookmark-start text:name="9.3"/>schedule(guided,chunk)<text:bookmark-end text:name="9.3"/></text:p>
      <text:p text:style-name="P21">a) number of threads =5 and chunk size=10</text:p>
      <text:p text:style-name="P44">Thread 2 starting...</text:p>
      <text:p text:style-name="P44">Thread 2:c[ 0] = <text:s/>0.000000</text:p>
      <text:p text:style-name="P44">Thread 2:c[ 1] = <text:s/>2.000000</text:p>
      <text:p text:style-name="P44">Thread 2:c[ 2] = <text:s/>4.000000</text:p>
      <text:p text:style-name="P44">Thread 2:c[ 3] = <text:s/>6.000000</text:p>
      <text:p text:style-name="P44">Thread 2:c[ 4] = <text:s/>8.000000</text:p>
      <text:p text:style-name="P44">Thread 2:c[ 5] = <text:s/>10.000000</text:p>
      <text:p text:style-name="P44">Thread 2:c[ 6] = <text:s/>12.000000</text:p>
      <text:p text:style-name="P44">Thread 2:c[ 7] = <text:s/>14.000000</text:p>
      <text:p text:style-name="P44">Thread 2:c[ 8] = <text:s/>16.000000</text:p>
      <text:p text:style-name="P44">Thread 2:c[ 9] = <text:s/>18.000000</text:p>
      <text:p text:style-name="P44">Thread 2:c[ 10] = <text:s/>20.000000</text:p>
      <text:p text:style-name="P44">Thread 2:c[ 11] = <text:s/>22.000000</text:p>
      <text:p text:style-name="P44">Thread 2:c[ 12] = <text:s/>24.000000</text:p>
      <text:p text:style-name="P44">Thread 2:c[ 13] = <text:s/>26.000000</text:p>
      <text:p text:style-name="P44">Thread 2:c[ 14] = <text:s/>28.000000</text:p>
      <text:p text:style-name="P44">Thread 2:c[ 15] = <text:s/>30.000000</text:p>
      <text:p text:style-name="P44">Thread 2:c[ 16] = <text:s/>32.000000</text:p>
      <text:p text:style-name="P44">Thread 2:c[ 17] = <text:s/>34.000000</text:p>
      <text:p text:style-name="P44">Thread 2:c[ 18] = <text:s/>36.000000</text:p>
      <text:p text:style-name="P44">Thread 2:c[ 19] = <text:s/>38.000000</text:p>
      <text:p text:style-name="P44">Thread 2:c[ 20] = <text:s/>40.000000</text:p>
      <text:p text:style-name="P44">Thread 2:c[ 21] = <text:s/>42.000000</text:p>
      <text:p text:style-name="P44">Thread 2:c[ 22] = <text:s/>44.000000</text:p>
      <text:p text:style-name="P44">Thread 2:c[ 23] = <text:s/>46.000000</text:p>
      <text:p text:style-name="P44">Thread 2:c[ 24] = <text:s/>48.000000</text:p>
      <text:p text:style-name="P44">Thread 2:c[ 25] = <text:s/>50.000000</text:p>
      <text:p text:style-name="P44">Thread 2:c[ 26] = <text:s/>52.000000</text:p>
      <text:p text:style-name="P44">Thread 2:c[ 27] = <text:s/>54.000000</text:p>
      <text:p text:style-name="P44">Thread 2:c[ 28] = <text:s/>56.000000</text:p>
      <text:p text:style-name="P44">Thread 2:c[ 29] = <text:s/>58.000000</text:p>
      <text:p text:style-name="P44">Thread 2:c[ 30] = <text:s/>60.000000</text:p>
      <text:p text:style-name="P44">Thread 2:c[ 31] = <text:s/>62.000000</text:p>
      <text:p text:style-name="P44">Thread 2:c[ 32] = <text:s/>64.000000</text:p>
      <text:p text:style-name="P44"><text:soft-page-break/>Thread 2:c[ 33] = <text:s/>66.000000</text:p>
      <text:p text:style-name="P44">Thread 2:c[ 34] = <text:s/>68.000000</text:p>
      <text:p text:style-name="P44">Thread 2:c[ 35] = <text:s/>70.000000</text:p>
      <text:p text:style-name="P44">Thread 2:c[ 36] = <text:s/>72.000000</text:p>
      <text:p text:style-name="P44">Thread 2:c[ 37] = <text:s/>74.000000</text:p>
      <text:p text:style-name="P44">Thread 2:c[ 38] = <text:s/>76.000000</text:p>
      <text:p text:style-name="P44">Thread 2:c[ 39] = <text:s/>78.000000</text:p>
      <text:p text:style-name="P44">Thread 2:c[ 40] = <text:s/>80.000000</text:p>
      <text:p text:style-name="P44">Thread 2:c[ 41] = <text:s/>82.000000</text:p>
      <text:p text:style-name="P44">Thread 2:c[ 42] = <text:s/>84.000000</text:p>
      <text:p text:style-name="P44">Thread 2:c[ 43] = <text:s/>86.000000</text:p>
      <text:p text:style-name="P44">Thread 2:c[ 44] = <text:s/>88.000000</text:p>
      <text:p text:style-name="P44">Thread 2:c[ 45] = <text:s/>90.000000</text:p>
      <text:p text:style-name="P44">Thread 2:c[ 46] = <text:s/>92.000000</text:p>
      <text:p text:style-name="P44">Thread 2:c[ 47] = <text:s/>94.000000</text:p>
      <text:p text:style-name="P44">Thread 2:c[ 48] = <text:s/>96.000000</text:p>
      <text:p text:style-name="P44">Thread 2:c[ 49] = <text:s/>98.000000</text:p>
      <text:p text:style-name="P44">Thread 2:c[ 50] = <text:s/>100.000000</text:p>
      <text:p text:style-name="P44">Thread 2:c[ 51] = <text:s/>102.000000</text:p>
      <text:p text:style-name="P44">Thread 2:c[ 52] = <text:s/>104.000000</text:p>
      <text:p text:style-name="P44">Thread 2:c[ 53] = <text:s/>106.000000</text:p>
      <text:p text:style-name="P44">Thread 2:c[ 54] = <text:s/>108.000000</text:p>
      <text:p text:style-name="P44">Thread 2:c[ 55] = <text:s/>110.000000</text:p>
      <text:p text:style-name="P44">Thread 2:c[ 56] = <text:s/>112.000000</text:p>
      <text:p text:style-name="P44">Thread 2:c[ 57] = <text:s/>114.000000</text:p>
      <text:p text:style-name="P44">Thread 2:c[ 58] = <text:s/>116.000000</text:p>
      <text:p text:style-name="P44">Thread 2:c[ 59] = <text:s/>118.000000</text:p>
      <text:p text:style-name="P44">Thread 2:c[ 60] = <text:s/>120.000000</text:p>
      <text:p text:style-name="P44">Thread 2:c[ 61] = <text:s/>122.000000</text:p>
      <text:p text:style-name="P44">Thread 2:c[ 62] = <text:s/>124.000000</text:p>
      <text:p text:style-name="P44">Thread 2:c[ 63] = <text:s/>126.000000</text:p>
      <text:p text:style-name="P44">Thread 2:c[ 64] = <text:s/>128.000000</text:p>
      <text:p text:style-name="P44">Thread 2:c[ 65] = <text:s/>130.000000</text:p>
      <text:p text:style-name="P44">Thread 2:c[ 66] = <text:s/>132.000000</text:p>
      <text:p text:style-name="P44">Thread 2:c[ 67] = <text:s/>134.000000</text:p>
      <text:p text:style-name="P44">Thread 2:c[ 68] = <text:s/>136.000000</text:p>
      <text:p text:style-name="P44">Thread 2:c[ 69] = <text:s/>138.000000</text:p>
      <text:p text:style-name="P44">Thread 2:c[ 70] = <text:s/>140.000000</text:p>
      <text:p text:style-name="P44">Thread 2:c[ 71] = <text:s/>142.000000</text:p>
      <text:p text:style-name="P44">Thread 2:c[ 72] = <text:s/>144.000000</text:p>
      <text:p text:style-name="P44">Thread 2:c[ 73] = <text:s/>146.000000</text:p>
      <text:p text:style-name="P44">Thread 2:c[ 74] = <text:s/>148.000000</text:p>
      <text:p text:style-name="P44">Thread 2:c[ 75] = <text:s/>150.000000</text:p>
      <text:p text:style-name="P44">Thread 2:c[ 76] = <text:s/>152.000000</text:p>
      <text:p text:style-name="P44">Thread 2:c[ 77] = <text:s/>154.000000</text:p>
      <text:p text:style-name="P44">Thread 2:c[ 78] = <text:s/>156.000000</text:p>
      <text:p text:style-name="P44">Thread 2:c[ 79] = <text:s/>158.000000</text:p>
      <text:p text:style-name="P44">Thread 2:c[ 80] = <text:s/>160.000000</text:p>
      <text:p text:style-name="P44">Thread 2:c[ 81] = <text:s/>162.000000</text:p>
      <text:p text:style-name="P44"><text:soft-page-break/>Thread 2:c[ 82] = <text:s/>164.000000</text:p>
      <text:p text:style-name="P44">Thread 2:c[ 83] = <text:s/>166.000000</text:p>
      <text:p text:style-name="P44">Thread 2:c[ 84] = <text:s/>168.000000</text:p>
      <text:p text:style-name="P44">Thread 2:c[ 85] = <text:s/>170.000000</text:p>
      <text:p text:style-name="P44">Thread 2:c[ 86] = <text:s/>172.000000</text:p>
      <text:p text:style-name="P44">Thread 2:c[ 87] = <text:s/>174.000000</text:p>
      <text:p text:style-name="P44">Thread 2:c[ 88] = <text:s/>176.000000</text:p>
      <text:p text:style-name="P44">Thread 2:c[ 89] = <text:s/>178.000000</text:p>
      <text:p text:style-name="P44">Thread 2:c[ 90] = <text:s/>180.000000</text:p>
      <text:p text:style-name="P44">Thread 2:c[ 91] = <text:s/>182.000000</text:p>
      <text:p text:style-name="P44">Thread 2:c[ 92] = <text:s/>184.000000</text:p>
      <text:p text:style-name="P44">Thread 2:c[ 93] = <text:s/>186.000000</text:p>
      <text:p text:style-name="P44">Thread 2:c[ 94] = <text:s/>188.000000</text:p>
      <text:p text:style-name="P44">Thread 2:c[ 95] = <text:s/>190.000000</text:p>
      <text:p text:style-name="P44">Thread 2:c[ 96] = <text:s/>192.000000</text:p>
      <text:p text:style-name="P44">Thread 2:c[ 97] = <text:s/>194.000000</text:p>
      <text:p text:style-name="P44">Thread 2:c[ 98] = <text:s/>196.000000</text:p>
      <text:p text:style-name="P44">Thread 2:c[ 99] = <text:s/>198.000000</text:p>
      <text:p text:style-name="P44">Thread 1 starting...</text:p>
      <text:p text:style-name="P44">Thread 3 starting...</text:p>
      <text:p text:style-name="P44">Thread 4 starting...</text:p>
      <text:p text:style-name="P44">Number of threads = 5</text:p>
      <text:p text:style-name="P44">Thread 0 starting...</text:p>
      <text:p text:style-name="P44"/>
      <text:p text:style-name="P21">b) number of threads =5 and chunk size=5</text:p>
      <text:p text:style-name="P44">Number of threads = 5</text:p>
      <text:p text:style-name="P44">Thread 0 starting...</text:p>
      <text:p text:style-name="P44">Thread 0:c[ 0] = <text:s/>0.000000</text:p>
      <text:p text:style-name="P44">Thread 0:c[ 1] = <text:s/>2.000000</text:p>
      <text:p text:style-name="P44">Thread 0:c[ 2] = <text:s/>4.000000</text:p>
      <text:p text:style-name="P44">Thread 0:c[ 3] = <text:s/>6.000000</text:p>
      <text:p text:style-name="P44">Thread 0:c[ 4] = <text:s/>8.000000</text:p>
      <text:p text:style-name="P44">Thread 0:c[ 5] = <text:s/>10.000000</text:p>
      <text:p text:style-name="P44">Thread 0:c[ 6] = <text:s/>12.000000</text:p>
      <text:p text:style-name="P44">Thread 0:c[ 7] = <text:s/>14.000000</text:p>
      <text:p text:style-name="P44">Thread 0:c[ 8] = <text:s/>16.000000</text:p>
      <text:p text:style-name="P44">Thread 0:c[ 9] = <text:s/>18.000000</text:p>
      <text:p text:style-name="P44">Thread 0:c[ 10] = <text:s/>20.000000</text:p>
      <text:p text:style-name="P44">Thread 0:c[ 11] = <text:s/>22.000000</text:p>
      <text:p text:style-name="P44">Thread 0:c[ 12] = <text:s/>24.000000</text:p>
      <text:p text:style-name="P44">Thread 0:c[ 13] = <text:s/>26.000000</text:p>
      <text:p text:style-name="P44">Thread 0:c[ 14] = <text:s/>28.000000</text:p>
      <text:p text:style-name="P44">Thread 0:c[ 15] = <text:s/>30.000000</text:p>
      <text:p text:style-name="P44">Thread 0:c[ 16] = <text:s/>32.000000</text:p>
      <text:p text:style-name="P44">Thread 0:c[ 17] = <text:s/>34.000000</text:p>
      <text:p text:style-name="P44">Thread 0:c[ 18] = <text:s/>36.000000</text:p>
      <text:p text:style-name="P44">Thread 0:c[ 19] = <text:s/>38.000000</text:p>
      <text:p text:style-name="P44">Thread 0:c[ 20] = <text:s/>40.000000</text:p>
      <text:p text:style-name="P44">Thread 0:c[ 21] = <text:s/>42.000000</text:p>
      <text:p text:style-name="P44"><text:soft-page-break/>Thread 0:c[ 22] = <text:s/>44.000000</text:p>
      <text:p text:style-name="P44">Thread 0:c[ 23] = <text:s/>46.000000</text:p>
      <text:p text:style-name="P44">Thread 0:c[ 24] = <text:s/>48.000000</text:p>
      <text:p text:style-name="P44">Thread 0:c[ 25] = <text:s/>50.000000</text:p>
      <text:p text:style-name="P44">Thread 0:c[ 26] = <text:s/>52.000000</text:p>
      <text:p text:style-name="P44">Thread 0:c[ 27] = <text:s/>54.000000</text:p>
      <text:p text:style-name="P44">Thread 0:c[ 28] = <text:s/>56.000000</text:p>
      <text:p text:style-name="P44">Thread 0:c[ 29] = <text:s/>58.000000</text:p>
      <text:p text:style-name="P44">Thread 0:c[ 30] = <text:s/>60.000000</text:p>
      <text:p text:style-name="P44">Thread 0:c[ 31] = <text:s/>62.000000</text:p>
      <text:p text:style-name="P44">Thread 0:c[ 32] = <text:s/>64.000000</text:p>
      <text:p text:style-name="P44">Thread 0:c[ 33] = <text:s/>66.000000</text:p>
      <text:p text:style-name="P44">Thread 0:c[ 34] = <text:s/>68.000000</text:p>
      <text:p text:style-name="P44">Thread 0:c[ 35] = <text:s/>70.000000</text:p>
      <text:p text:style-name="P44">Thread 0:c[ 36] = <text:s/>72.000000</text:p>
      <text:p text:style-name="P44">Thread 0:c[ 37] = <text:s/>74.000000</text:p>
      <text:p text:style-name="P44">Thread 0:c[ 38] = <text:s/>76.000000</text:p>
      <text:p text:style-name="P44">Thread 0:c[ 39] = <text:s/>78.000000</text:p>
      <text:p text:style-name="P44">Thread 0:c[ 40] = <text:s/>80.000000</text:p>
      <text:p text:style-name="P44">Thread 0:c[ 41] = <text:s/>82.000000</text:p>
      <text:p text:style-name="P44">Thread 0:c[ 42] = <text:s/>84.000000</text:p>
      <text:p text:style-name="P44">Thread 0:c[ 43] = <text:s/>86.000000</text:p>
      <text:p text:style-name="P44">Thread 0:c[ 44] = <text:s/>88.000000</text:p>
      <text:p text:style-name="P44">Thread 0:c[ 45] = <text:s/>90.000000</text:p>
      <text:p text:style-name="P44">Thread 0:c[ 46] = <text:s/>92.000000</text:p>
      <text:p text:style-name="P44">Thread 0:c[ 47] = <text:s/>94.000000</text:p>
      <text:p text:style-name="P44">Thread 0:c[ 48] = <text:s/>96.000000</text:p>
      <text:p text:style-name="P44">Thread 0:c[ 49] = <text:s/>98.000000</text:p>
      <text:p text:style-name="P44">Thread 0:c[ 50] = <text:s/>100.000000</text:p>
      <text:p text:style-name="P44">Thread 0:c[ 51] = <text:s/>102.000000</text:p>
      <text:p text:style-name="P44">Thread 0:c[ 52] = <text:s/>104.000000</text:p>
      <text:p text:style-name="P44">Thread 0:c[ 53] = <text:s/>106.000000</text:p>
      <text:p text:style-name="P44">Thread 0:c[ 54] = <text:s/>108.000000</text:p>
      <text:p text:style-name="P44">Thread 0:c[ 55] = <text:s/>110.000000</text:p>
      <text:p text:style-name="P44">Thread 0:c[ 56] = <text:s/>112.000000</text:p>
      <text:p text:style-name="P44">Thread 0:c[ 57] = <text:s/>114.000000</text:p>
      <text:p text:style-name="P44">Thread 0:c[ 58] = <text:s/>116.000000</text:p>
      <text:p text:style-name="P44">Thread 0:c[ 59] = <text:s/>118.000000</text:p>
      <text:p text:style-name="P44">Thread 0:c[ 60] = <text:s/>120.000000</text:p>
      <text:p text:style-name="P44">Thread 0:c[ 61] = <text:s/>122.000000</text:p>
      <text:p text:style-name="P44">Thread 0:c[ 62] = <text:s/>124.000000</text:p>
      <text:p text:style-name="P44">Thread 0:c[ 63] = <text:s/>126.000000</text:p>
      <text:p text:style-name="P44">Thread 0:c[ 64] = <text:s/>128.000000</text:p>
      <text:p text:style-name="P44">Thread 0:c[ 65] = <text:s/>130.000000</text:p>
      <text:p text:style-name="P44">Thread 0:c[ 66] = <text:s/>132.000000</text:p>
      <text:p text:style-name="P44">Thread 0:c[ 67] = <text:s/>134.000000</text:p>
      <text:p text:style-name="P44">Thread 0:c[ 68] = <text:s/>136.000000</text:p>
      <text:p text:style-name="P44">Thread 0:c[ 69] = <text:s/>138.000000</text:p>
      <text:p text:style-name="P44">Thread 0:c[ 70] = <text:s/>140.000000</text:p>
      <text:p text:style-name="P44"><text:soft-page-break/>Thread 0:c[ 71] = <text:s/>142.000000</text:p>
      <text:p text:style-name="P44">Thread 0:c[ 72] = <text:s/>144.000000</text:p>
      <text:p text:style-name="P44">Thread 0:c[ 73] = <text:s/>146.000000</text:p>
      <text:p text:style-name="P44">Thread 0:c[ 74] = <text:s/>148.000000</text:p>
      <text:p text:style-name="P44">Thread 0:c[ 75] = <text:s/>150.000000</text:p>
      <text:p text:style-name="P44">Thread 0:c[ 76] = <text:s/>152.000000</text:p>
      <text:p text:style-name="P44">Thread 0:c[ 77] = <text:s/>154.000000</text:p>
      <text:p text:style-name="P44">Thread 0:c[ 78] = <text:s/>156.000000</text:p>
      <text:p text:style-name="P44">Thread 0:c[ 79] = <text:s/>158.000000</text:p>
      <text:p text:style-name="P44">Thread 0:c[ 80] = <text:s/>160.000000</text:p>
      <text:p text:style-name="P44">Thread 0:c[ 81] = <text:s/>162.000000</text:p>
      <text:p text:style-name="P44">Thread 0:c[ 82] = <text:s/>164.000000</text:p>
      <text:p text:style-name="P44">Thread 0:c[ 83] = <text:s/>166.000000</text:p>
      <text:p text:style-name="P44">Thread 0:c[ 84] = <text:s/>168.000000</text:p>
      <text:p text:style-name="P44">Thread 0:c[ 85] = <text:s/>170.000000</text:p>
      <text:p text:style-name="P44">Thread 0:c[ 86] = <text:s/>172.000000</text:p>
      <text:p text:style-name="P44">Thread 0:c[ 87] = <text:s/>174.000000</text:p>
      <text:p text:style-name="P44">Thread 0:c[ 88] = <text:s/>176.000000</text:p>
      <text:p text:style-name="P44">Thread 0:c[ 89] = <text:s/>178.000000</text:p>
      <text:p text:style-name="P44">Thread 0:c[ 90] = <text:s/>180.000000</text:p>
      <text:p text:style-name="P44">Thread 0:c[ 91] = <text:s/>182.000000</text:p>
      <text:p text:style-name="P44">Thread 0:c[ 92] = <text:s/>184.000000</text:p>
      <text:p text:style-name="P44">Thread 0:c[ 93] = <text:s/>186.000000</text:p>
      <text:p text:style-name="P44">Thread 0:c[ 94] = <text:s/>188.000000</text:p>
      <text:p text:style-name="P44">Thread 0:c[ 95] = <text:s/>190.000000</text:p>
      <text:p text:style-name="P44">Thread 0:c[ 96] = <text:s/>192.000000</text:p>
      <text:p text:style-name="P44">Thread 0:c[ 97] = <text:s/>194.000000</text:p>
      <text:p text:style-name="P44">Thread 0:c[ 98] = <text:s/>196.000000</text:p>
      <text:p text:style-name="P44">Thread 0:c[ 99] = <text:s/>198.000000</text:p>
      <text:p text:style-name="P44">Thread 2 starting...</text:p>
      <text:p text:style-name="P44">Thread 4 starting...</text:p>
      <text:p text:style-name="P44">Thread 1 starting...</text:p>
      <text:p text:style-name="P44">Thread 3 starting...</text:p>
      <text:p text:style-name="P44"/>
      <text:p text:style-name="P22">c) number of threads =8 and chunk size =5</text:p>
      <text:p text:style-name="P45">Thread 1 starting...</text:p>
      <text:p text:style-name="P45">Thread 1:c[ 0] = <text:s/>0.000000</text:p>
      <text:p text:style-name="P45">Thread 1:c[ 1] = <text:s/>2.000000</text:p>
      <text:p text:style-name="P45">Thread 1:c[ 2] = <text:s/>4.000000</text:p>
      <text:p text:style-name="P45">Thread 1:c[ 3] = <text:s/>6.000000</text:p>
      <text:p text:style-name="P45">Thread 1:c[ 4] = <text:s/>8.000000</text:p>
      <text:p text:style-name="P45">Thread 1:c[ 5] = <text:s/>10.000000</text:p>
      <text:p text:style-name="P45">Thread 7 starting...</text:p>
      <text:p text:style-name="P45">Thread 7:c[ 13] = <text:s/>26.000000</text:p>
      <text:p text:style-name="P45">Thread 7:c[ 14] = <text:s/>28.000000</text:p>
      <text:p text:style-name="P45">Thread 7:c[ 15] = <text:s/>30.000000</text:p>
      <text:p text:style-name="P45">Thread 5 starting...</text:p>
      <text:p text:style-name="P45">Thread 3 starting...</text:p>
      <text:p text:style-name="P45">Thread 5:c[ 24] = <text:s/>48.000000</text:p>
      <text:p text:style-name="P45"><text:soft-page-break/>Thread 2 starting...</text:p>
      <text:p text:style-name="P45">Number of threads = 8</text:p>
      <text:p text:style-name="P45">Thread 0 starting...</text:p>
      <text:p text:style-name="P45">Thread 0:c[ 51] = <text:s/>102.000000</text:p>
      <text:p text:style-name="P45">Thread 0:c[ 52] = <text:s/>104.000000</text:p>
      <text:p text:style-name="P45">Thread 0:c[ 53] = <text:s/>106.000000</text:p>
      <text:p text:style-name="P45">Thread 0:c[ 54] = <text:s/>108.000000</text:p>
      <text:p text:style-name="P45">Thread 0:c[ 55] = <text:s/>110.000000</text:p>
      <text:p text:style-name="P45">Thread 0:c[ 56] = <text:s/>112.000000</text:p>
      <text:p text:style-name="P45">Thread 0:c[ 57] = <text:s/>114.000000</text:p>
      <text:p text:style-name="P45">Thread 0:c[ 58] = <text:s/>116.000000</text:p>
      <text:p text:style-name="P45">Thread 0:c[ 59] = <text:s/>118.000000</text:p>
      <text:p text:style-name="P45">Thread 0:c[ 60] = <text:s/>120.000000</text:p>
      <text:p text:style-name="P45">Thread 0:c[ 61] = <text:s/>122.000000</text:p>
      <text:p text:style-name="P45">Thread 0:c[ 62] = <text:s/>124.000000</text:p>
      <text:p text:style-name="P45">Thread 0:c[ 63] = <text:s/>126.000000</text:p>
      <text:p text:style-name="P45">Thread 0:c[ 64] = <text:s/>128.000000</text:p>
      <text:p text:style-name="P45">Thread 0:c[ 65] = <text:s/>130.000000</text:p>
      <text:p text:style-name="P45">Thread 0:c[ 66] = <text:s/>132.000000</text:p>
      <text:p text:style-name="P45">Thread 0:c[ 67] = <text:s/>134.000000</text:p>
      <text:p text:style-name="P45">Thread 0:c[ 68] = <text:s/>136.000000</text:p>
      <text:p text:style-name="P45">Thread 0:c[ 69] = <text:s/>138.000000</text:p>
      <text:p text:style-name="P45">Thread 0:c[ 70] = <text:s/>140.000000</text:p>
      <text:p text:style-name="P45">Thread 0:c[ 71] = <text:s/>142.000000</text:p>
      <text:p text:style-name="P45">Thread 0:c[ 72] = <text:s/>144.000000</text:p>
      <text:p text:style-name="P45">Thread 0:c[ 73] = <text:s/>146.000000</text:p>
      <text:p text:style-name="P45">Thread 0:c[ 74] = <text:s/>148.000000</text:p>
      <text:p text:style-name="P45">Thread 0:c[ 75] = <text:s/>150.000000</text:p>
      <text:p text:style-name="P45">Thread 0:c[ 76] = <text:s/>152.000000</text:p>
      <text:p text:style-name="P45">Thread 0:c[ 77] = <text:s/>154.000000</text:p>
      <text:p text:style-name="P45">Thread 0:c[ 78] = <text:s/>156.000000</text:p>
      <text:p text:style-name="P45">Thread 0:c[ 79] = <text:s/>158.000000</text:p>
      <text:p text:style-name="P45">Thread 0:c[ 80] = <text:s/>160.000000</text:p>
      <text:p text:style-name="P45">Thread 0:c[ 81] = <text:s/>162.000000</text:p>
      <text:p text:style-name="P45">Thread 0:c[ 82] = <text:s/>164.000000</text:p>
      <text:p text:style-name="P45">Thread 0:c[ 83] = <text:s/>166.000000</text:p>
      <text:p text:style-name="P45">Thread 0:c[ 84] = <text:s/>168.000000</text:p>
      <text:p text:style-name="P45">Thread 0:c[ 85] = <text:s/>170.000000</text:p>
      <text:p text:style-name="P45">Thread 0:c[ 86] = <text:s/>172.000000</text:p>
      <text:p text:style-name="P45">Thread 0:c[ 87] = <text:s/>174.000000</text:p>
      <text:p text:style-name="P45">Thread 0:c[ 88] = <text:s/>176.000000</text:p>
      <text:p text:style-name="P45">Thread 0:c[ 89] = <text:s/>178.000000</text:p>
      <text:p text:style-name="P45">Thread 0:c[ 90] = <text:s/>180.000000</text:p>
      <text:p text:style-name="P45">Thread 0:c[ 91] = <text:s/>182.000000</text:p>
      <text:p text:style-name="P45">Thread 0:c[ 92] = <text:s/>184.000000</text:p>
      <text:p text:style-name="P45">Thread 0:c[ 93] = <text:s/>186.000000</text:p>
      <text:p text:style-name="P45">Thread 0:c[ 94] = <text:s/>188.000000</text:p>
      <text:p text:style-name="P45">Thread 0:c[ 95] = <text:s/>190.000000</text:p>
      <text:p text:style-name="P45">Thread 0:c[ 96] = <text:s/>192.000000</text:p>
      <text:p text:style-name="P45"><text:soft-page-break/>Thread 0:c[ 97] = <text:s/>194.000000</text:p>
      <text:p text:style-name="P45">Thread 0:c[ 98] = <text:s/>196.000000</text:p>
      <text:p text:style-name="P45">Thread 0:c[ 99] = <text:s/>198.000000</text:p>
      <text:p text:style-name="P45">Thread 3:c[ 34] = <text:s/>68.000000</text:p>
      <text:p text:style-name="P45">Thread 3:c[ 35] = <text:s/>70.000000</text:p>
      <text:p text:style-name="P45">Thread 3:c[ 36] = <text:s/>72.000000</text:p>
      <text:p text:style-name="P45">Thread 3:c[ 37] = <text:s/>74.000000</text:p>
      <text:p text:style-name="P45">Thread 3:c[ 38] = <text:s/>76.000000</text:p>
      <text:p text:style-name="P45">Thread 3:c[ 39] = <text:s/>78.000000</text:p>
      <text:p text:style-name="P45">Thread 3:c[ 40] = <text:s/>80.000000</text:p>
      <text:p text:style-name="P45">Thread 3:c[ 41] = <text:s/>82.000000</text:p>
      <text:p text:style-name="P45">Thread 3:c[ 42] = <text:s/>84.000000</text:p>
      <text:p text:style-name="P45">Thread 2:c[ 43] = <text:s/>86.000000</text:p>
      <text:p text:style-name="P45">Thread 2:c[ 44] = <text:s/>88.000000</text:p>
      <text:p text:style-name="P45">Thread 2:c[ 45] = <text:s/>90.000000</text:p>
      <text:p text:style-name="P45">Thread 2:c[ 46] = <text:s/>92.000000</text:p>
      <text:p text:style-name="P45">Thread 2:c[ 47] = <text:s/>94.000000</text:p>
      <text:p text:style-name="P45">Thread 7:c[ 16] = <text:s/>32.000000</text:p>
      <text:p text:style-name="P45">Thread 7:c[ 17] = <text:s/>34.000000</text:p>
      <text:p text:style-name="P45">Thread 7:c[ 18] = <text:s/>36.000000</text:p>
      <text:p text:style-name="P45">Thread 7:c[ 19] = <text:s/>38.000000</text:p>
      <text:p text:style-name="P45">Thread 7:c[ 20] = <text:s/>40.000000</text:p>
      <text:p text:style-name="P45">Thread 7:c[ 21] = <text:s/>42.000000</text:p>
      <text:p text:style-name="P45">Thread 7:c[ 22] = <text:s/>44.000000</text:p>
      <text:p text:style-name="P45">Thread 7:c[ 23] = <text:s/>46.000000</text:p>
      <text:p text:style-name="P45">Thread 2:c[ 48] = <text:s/>96.000000</text:p>
      <text:p text:style-name="P45">Thread 2:c[ 49] = <text:s/>98.000000</text:p>
      <text:p text:style-name="P45">Thread 2:c[ 50] = <text:s/>100.000000</text:p>
      <text:p text:style-name="P45">Thread 4 starting...</text:p>
      <text:p text:style-name="P45">Thread 1:c[ 6] = <text:s/>12.000000</text:p>
      <text:p text:style-name="P45">Thread 1:c[ 7] = <text:s/>14.000000</text:p>
      <text:p text:style-name="P45">Thread 1:c[ 8] = <text:s/>16.000000</text:p>
      <text:p text:style-name="P45">Thread 1:c[ 9] = <text:s/>18.000000</text:p>
      <text:p text:style-name="P45">Thread 1:c[ 10] = <text:s/>20.000000</text:p>
      <text:p text:style-name="P45">Thread 1:c[ 11] = <text:s/>22.000000</text:p>
      <text:p text:style-name="P45">Thread 1:c[ 12] = <text:s/>24.000000</text:p>
      <text:p text:style-name="P45">Thread 5:c[ 25] = <text:s/>50.000000</text:p>
      <text:p text:style-name="P45">Thread 5:c[ 26] = <text:s/>52.000000</text:p>
      <text:p text:style-name="P45">Thread 5:c[ 27] = <text:s/>54.000000</text:p>
      <text:p text:style-name="P45">Thread 5:c[ 28] = <text:s/>56.000000</text:p>
      <text:p text:style-name="P45">Thread 5:c[ 29] = <text:s/>58.000000</text:p>
      <text:p text:style-name="P45">Thread 5:c[ 30] = <text:s/>60.000000</text:p>
      <text:p text:style-name="P45">Thread 5:c[ 31] = <text:s/>62.000000</text:p>
      <text:p text:style-name="P45">Thread 5:c[ 32] = <text:s/>64.000000</text:p>
      <text:p text:style-name="P45">Thread 5:c[ 33] = <text:s/>66.000000</text:p>
      <text:p text:style-name="P45">Thread 6 starting...</text:p>
      <text:p text:style-name="P46"/>
      <text:p text:style-name="P23"/>
      <text:p text:style-name="P23"/>
      <text:p text:style-name="P24"><text:soft-page-break/>Analysis:</text:p>
      <text:p text:style-name="P24">a) Static:</text:p>
      <text:p text:style-name="P85"><text:span text:style-name="T15">i) </text:span><text:span text:style-name="T14">OpenMP divides the iterations into chunks of size </text:span><text:span text:style-name="Source_20_Text"><text:span text:style-name="T27">chunk size</text:span></text:span><text:span text:style-name="T14"> and it distributes the chunks to threads in a circular order.</text:span></text:p>
      <text:p text:style-name="P85"><text:span text:style-name="T31">ii)</text:span>When no <text:span text:style-name="Source_20_Text"><text:span text:style-name="T27">chunk size</text:span></text:span> is specified, OpenMP divides iterations into chunks that are approximately equal in size and it distributes at most one chunk to each thread.</text:p>
      <text:p text:style-name="P25">b) Dynamic:</text:p>
      <text:p text:style-name="P84"><text:span text:style-name="Source_20_Text"><text:span text:style-name="T26">i) </text:span></text:span><text:span text:style-name="Source_20_Text"><text:span text:style-name="T30">OpenMP divides the iterations into chunks of size chunk-size. Each thread executes a chunk of iterations and then requests another chunk until there are no more chunks available.</text:span></text:span></text:p>
      <text:p text:style-name="P86"><text:span text:style-name="Source_20_Text"><text:span text:style-name="T29">ii) </text:span></text:span><text:span text:style-name="Source_20_Text"><text:span text:style-name="T28">There is no particular order in which the chunks are distributed to the threads. The order changes each time when we execute the for loop.</text:span></text:span></text:p>
      <text:p text:style-name="P86"><text:span text:style-name="Source_20_Text"><text:span text:style-name="T29">iii)</text:span></text:span><text:span text:style-name="Source_20_Text"><text:span text:style-name="T28">If we do not specify chunk-size, it defaults to one.</text:span></text:span></text:p>
      <text:p text:style-name="P26">c) Guided:</text:p>
      <text:p text:style-name="P47"><text:tab/>Almost similar to dynamic scheduling, only differes in chunk size. In Guided scheduling the chunk size is proportional to number of threads. </text:p>
      <text:p text:style-name="P47"/>
      <text:p text:style-name="P47"/>
      <text:p text:style-name="P47"/>
      <text:p text:style-name="P48"><draw:frame text:anchor-type="paragraph" draw:z-index="0" draw:name="Shape1" draw:style-name="gr1" draw:text-style-name="P91" svg:width="2.244cm" svg:height="1.003cm" svg:x="7.595cm" svg:y="0.034cm"><draw:text-box><text:p text:style-name="P90"><text:span text:style-name="T45"/></text:p><text:p text:style-name="P90"><text:span text:style-name="T2">THE END</text:span></text:p></draw:text-box></draw:frame>==================================================================================================================================================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5T20:24:04.379600876</meta:creation-date>
    <dc:date>2021-01-10T15:20:43.152443565</dc:date>
    <meta:editing-duration>PT1H33M47S</meta:editing-duration>
    <meta:editing-cycles>93</meta:editing-cycles>
    <meta:generator>LibreOffice/6.4.7.2$Linux_X86_64 LibreOffice_project/40$Build-2</meta:generator>
    <meta:document-statistic meta:table-count="1" meta:image-count="0" meta:object-count="0" meta:page-count="26" meta:paragraph-count="1175" meta:word-count="5548" meta:character-count="33077" meta:non-whitespace-character-count="26917"/>
  </office:meta>
</office:document-meta>
</file>